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13cm" fo:margin-left="0cm" fo:break-before="column" table:align="left"/>
    </style:style>
    <style:style style:name="Таблица1.A" style:family="table-column">
      <style:table-column-properties style:column-width="14.399cm"/>
    </style:style>
    <style:style style:name="Таблица1.B" style:family="table-column">
      <style:table-column-properties style:column-width="2.614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6" style:family="table-row">
      <style:table-row-properties style:min-row-height="0.339cm"/>
    </style:style>
    <style:style style:name="Таблица1.23" style:family="table-row">
      <style:table-row-properties style:min-row-height="4.068cm"/>
    </style:style>
    <style:style style:name="Таблица1.32" style:family="table-row">
      <style:table-row-properties style:min-row-height="0.781cm"/>
    </style:style>
    <style:style style:name="P1" style:family="paragraph" style:parent-style-name="Standard">
      <style:paragraph-properties fo:text-align="center" style:justify-single-word="false"/>
      <style:text-properties fo:font-size="18pt" fo:language="en" fo:country="US" fo:font-weight="bold" officeooo:rsid="000cadf2" officeooo:paragraph-rsid="000cadf2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2pt" fo:language="ru" fo:country="RU" fo:font-weight="normal" officeooo:rsid="000cadf2" officeooo:paragraph-rsid="000cadf2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language="ru" fo:country="RU" fo:font-weight="normal" officeooo:rsid="001126b1" officeooo:paragraph-rsid="001126b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e0460" officeooo:paragraph-rsid="00d5d1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d68ae1" officeooo:paragraph-rsid="00d68a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460" officeooo:paragraph-rsid="000e04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82f" officeooo:paragraph-rsid="001098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6b1" officeooo:paragraph-rsid="001126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0d05" officeooo:paragraph-rsid="002b0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dc5d" officeooo:paragraph-rsid="008d5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004f" officeooo:paragraph-rsid="00300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4ec5" officeooo:paragraph-rsid="00374e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2af" officeooo:paragraph-rsid="00917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2941" officeooo:paragraph-rsid="004129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afdd" officeooo:paragraph-rsid="0046a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6721" officeooo:paragraph-rsid="004867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b79d" officeooo:paragraph-rsid="0051b7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63a5" officeooo:paragraph-rsid="005c63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63a5" officeooo:paragraph-rsid="008d5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2e78" officeooo:paragraph-rsid="00682e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f7b4" officeooo:paragraph-rsid="0076f7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2fba" officeooo:paragraph-rsid="00782f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d5956" officeooo:paragraph-rsid="008d5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7887" officeooo:paragraph-rsid="009d78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1d62" officeooo:paragraph-rsid="00b31d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6d0d" officeooo:paragraph-rsid="00466d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4691e" officeooo:paragraph-rsid="00c469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68ae1" officeooo:paragraph-rsid="00d68a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9edbf" officeooo:paragraph-rsid="00d9ed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bbbfc" officeooo:paragraph-rsid="00dbbb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3fdc" officeooo:paragraph-rsid="00dd3f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0ef90" officeooo:paragraph-rsid="00e0ef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3733c" officeooo:paragraph-rsid="00e373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4318f" officeooo:paragraph-rsid="00e431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2753d" officeooo:paragraph-rsid="004275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2753d" officeooo:paragraph-rsid="0044ea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cdaf8" officeooo:paragraph-rsid="004cda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ee7fa" officeooo:paragraph-rsid="004ee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ee7fa" officeooo:paragraph-rsid="004fa6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a67e" officeooo:paragraph-rsid="004fa6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c501" officeooo:paragraph-rsid="004fc5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b79d" officeooo:paragraph-rsid="0051b7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296ed" officeooo:paragraph-rsid="005296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41202" officeooo:paragraph-rsid="005412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7636d" officeooo:paragraph-rsid="005763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850ad" officeooo:paragraph-rsid="005850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8f198" officeooo:paragraph-rsid="0058f1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c4e3f" officeooo:paragraph-rsid="005c4e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ec87e" officeooo:paragraph-rsid="005ec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eed86" officeooo:paragraph-rsid="005eed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4e780" officeooo:paragraph-rsid="0064e7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62b9" officeooo:paragraph-rsid="006662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a9860" officeooo:paragraph-rsid="005a98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9c4a9" officeooo:paragraph-rsid="0049c4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80264" officeooo:paragraph-rsid="00995e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95e57" officeooo:paragraph-rsid="00995e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b86a4" officeooo:paragraph-rsid="009b86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b86a4" officeooo:paragraph-rsid="00c2cd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d5a21" officeooo:paragraph-rsid="009d5a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dc18b" officeooo:paragraph-rsid="009dc1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f3894" officeooo:paragraph-rsid="009f38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4aa2c" officeooo:paragraph-rsid="00ac48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5295e" officeooo:paragraph-rsid="00a52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8a6b2" officeooo:paragraph-rsid="00aae5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90fd9" officeooo:paragraph-rsid="00a90f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c0a0d" officeooo:paragraph-rsid="006c0a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c482f" officeooo:paragraph-rsid="00ac48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2f4fd" officeooo:paragraph-rsid="0042f4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9642e" officeooo:paragraph-rsid="00b72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98c11" officeooo:paragraph-rsid="00b98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9def3" officeooo:paragraph-rsid="00b9de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c2cdc5" officeooo:paragraph-rsid="00c2cd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c65717" officeooo:paragraph-rsid="00c657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c73c21" officeooo:paragraph-rsid="00c73c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ca85e6" officeooo:paragraph-rsid="00ca85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2e696" officeooo:paragraph-rsid="00b72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9d866" officeooo:paragraph-rsid="00d25a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e0018" officeooo:paragraph-rsid="00de00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0ef90" officeooo:paragraph-rsid="00e0ef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396cf" officeooo:paragraph-rsid="00e396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7bf57" officeooo:paragraph-rsid="00e7b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a67e" officeooo:paragraph-rsid="004fa67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541202" officeooo:paragraph-rsid="005412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5850ad" officeooo:paragraph-rsid="005850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995e57" officeooo:paragraph-rsid="00995e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99f3e4" officeooo:paragraph-rsid="0099f3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84bac7" officeooo:paragraph-rsid="009b86a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9d5a21" officeooo:paragraph-rsid="009d5a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9d5a21" officeooo:paragraph-rsid="00c2cd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83269a" officeooo:paragraph-rsid="00c2cd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9b86a4" officeooo:paragraph-rsid="009b86a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9e5e67" officeooo:paragraph-rsid="009e5e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9e5e67" officeooo:paragraph-rsid="00c2cd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b94a79" officeooo:paragraph-rsid="00b94a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c65717" officeooo:paragraph-rsid="00c657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e396cf" officeooo:paragraph-rsid="00e396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1ef023" officeooo:paragraph-rsid="008d595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22ed7d" officeooo:paragraph-rsid="002cdc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2460bf" officeooo:paragraph-rsid="002460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2460bf" officeooo:paragraph-rsid="00d9ed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30004f" officeooo:paragraph-rsid="003000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316880" officeooo:paragraph-rsid="0031688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331f26" officeooo:paragraph-rsid="00331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3511ec" officeooo:paragraph-rsid="003511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390928" officeooo:paragraph-rsid="0039092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b7cee6" officeooo:paragraph-rsid="00b7ce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b9e9f1" officeooo:paragraph-rsid="00b9e9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b9e9f1" officeooo:paragraph-rsid="00cefd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c65717" officeooo:paragraph-rsid="00c657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cefd74" officeooo:paragraph-rsid="00cefd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d08c62" officeooo:paragraph-rsid="00d08c6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d18c6d" officeooo:paragraph-rsid="00d18c6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d214cc" officeooo:paragraph-rsid="00d214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dad121" officeooo:paragraph-rsid="00dbbb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dad121" officeooo:paragraph-rsid="00dd3fd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e0ef90" officeooo:paragraph-rsid="00e0ef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14fccb" officeooo:paragraph-rsid="00300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14fccb" officeooo:paragraph-rsid="008ae2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12335b" officeooo:paragraph-rsid="001ded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12335b" officeooo:paragraph-rsid="001233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1ea00f" officeooo:paragraph-rsid="00376f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1ea00f" officeooo:paragraph-rsid="001ea0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1ef023" officeooo:paragraph-rsid="008d5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22ed7d" officeooo:paragraph-rsid="002cdc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2460bf" officeooo:paragraph-rsid="002cdc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2b0d05" officeooo:paragraph-rsid="002b0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2ebf6b" officeooo:paragraph-rsid="00300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316880" officeooo:paragraph-rsid="003168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2444f7" officeooo:paragraph-rsid="003511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331f26" officeooo:paragraph-rsid="00331f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3d8028" officeooo:paragraph-rsid="003d80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466d0d" officeooo:paragraph-rsid="00466d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466d0d" officeooo:paragraph-rsid="0046a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8d5956" officeooo:paragraph-rsid="008d5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8ed169" officeooo:paragraph-rsid="008ed1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1ded5a" officeooo:paragraph-rsid="001ded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3511ec" officeooo:paragraph-rsid="003511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389efc" officeooo:paragraph-rsid="00389e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390928" officeooo:paragraph-rsid="00390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412941" officeooo:paragraph-rsid="004129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945a5b" officeooo:paragraph-rsid="00945a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b94a79" officeooo:paragraph-rsid="00b94a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befff0" officeooo:paragraph-rsid="00beff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c73c21" officeooo:paragraph-rsid="00c73c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c8acca" officeooo:paragraph-rsid="00c8ac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cefd74" officeooo:paragraph-rsid="00cefd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b7210f" officeooo:paragraph-rsid="00b72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b7cee6" officeooo:paragraph-rsid="00b7ce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b7cee6" officeooo:paragraph-rsid="00b9e9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b9e9f1" officeooo:paragraph-rsid="00b9e9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d18c6d" officeooo:paragraph-rsid="00d18c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d43e9c" officeooo:paragraph-rsid="00d5d1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e0ef90" officeooo:paragraph-rsid="00e0ef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e3733c" officeooo:paragraph-rsid="00e373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dad121" officeooo:paragraph-rsid="00dd3f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e0460" officeooo:paragraph-rsid="001000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0e0460" officeooo:paragraph-rsid="001098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officeooo:rsid="002444f7" officeooo:paragraph-rsid="003511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officeooo:paragraph-rsid="00316880"/>
    </style:style>
    <style:style style:name="P160" style:family="paragraph" style:parent-style-name="Table_20_Contents">
      <style:paragraph-properties fo:text-align="start" style:justify-single-word="false"/>
      <style:text-properties officeooo:paragraph-rsid="00376f96"/>
    </style:style>
    <style:style style:name="P161" style:family="paragraph" style:parent-style-name="Table_20_Contents">
      <style:paragraph-properties fo:text-align="start" style:justify-single-word="false"/>
      <style:text-properties officeooo:paragraph-rsid="00412941"/>
    </style:style>
    <style:style style:name="P162" style:family="paragraph" style:parent-style-name="Table_20_Contents">
      <style:paragraph-properties fo:text-align="start" style:justify-single-word="false"/>
      <style:text-properties officeooo:paragraph-rsid="0042753d"/>
    </style:style>
    <style:style style:name="P163" style:family="paragraph" style:parent-style-name="Table_20_Contents">
      <style:paragraph-properties fo:text-align="start" style:justify-single-word="false"/>
      <style:text-properties officeooo:paragraph-rsid="003f6d44"/>
    </style:style>
    <style:style style:name="P164" style:family="paragraph" style:parent-style-name="Table_20_Contents">
      <style:paragraph-properties fo:text-align="start" style:justify-single-word="false"/>
      <style:text-properties officeooo:paragraph-rsid="0051b79d"/>
    </style:style>
    <style:style style:name="P165" style:family="paragraph" style:parent-style-name="Table_20_Contents">
      <style:paragraph-properties fo:text-align="start" style:justify-single-word="false"/>
      <style:text-properties officeooo:paragraph-rsid="005c63a5"/>
    </style:style>
    <style:style style:name="P166" style:family="paragraph" style:parent-style-name="Table_20_Contents">
      <style:paragraph-properties fo:text-align="start" style:justify-single-word="false"/>
      <style:text-properties officeooo:paragraph-rsid="005ded51"/>
    </style:style>
    <style:style style:name="P167" style:family="paragraph" style:parent-style-name="Table_20_Contents">
      <style:paragraph-properties fo:text-align="start" style:justify-single-word="false"/>
      <style:text-properties officeooo:paragraph-rsid="0061aae4"/>
    </style:style>
    <style:style style:name="P168" style:family="paragraph" style:parent-style-name="Table_20_Contents">
      <style:paragraph-properties fo:text-align="start" style:justify-single-word="false"/>
      <style:text-properties officeooo:paragraph-rsid="007f771c"/>
    </style:style>
    <style:style style:name="P169" style:family="paragraph" style:parent-style-name="Table_20_Contents">
      <style:paragraph-properties fo:text-align="start" style:justify-single-word="false"/>
      <style:text-properties officeooo:paragraph-rsid="008d5956"/>
    </style:style>
    <style:style style:name="P170" style:family="paragraph" style:parent-style-name="Table_20_Contents">
      <style:paragraph-properties fo:text-align="start" style:justify-single-word="false"/>
      <style:text-properties officeooo:paragraph-rsid="0046afdd"/>
    </style:style>
    <style:style style:name="P171" style:family="paragraph" style:parent-style-name="Table_20_Contents">
      <style:paragraph-properties fo:text-align="start" style:justify-single-word="false"/>
      <style:text-properties officeooo:paragraph-rsid="00a4aa2c"/>
    </style:style>
    <style:style style:name="P172" style:family="paragraph" style:parent-style-name="Table_20_Contents">
      <style:paragraph-properties fo:text-align="start" style:justify-single-word="false"/>
      <style:text-properties officeooo:paragraph-rsid="00a5295e"/>
    </style:style>
    <style:style style:name="P173" style:family="paragraph" style:parent-style-name="Table_20_Contents">
      <style:paragraph-properties fo:text-align="start" style:justify-single-word="false"/>
      <style:text-properties officeooo:paragraph-rsid="00a8a6b2"/>
    </style:style>
    <style:style style:name="P174" style:family="paragraph" style:parent-style-name="Table_20_Contents">
      <style:paragraph-properties fo:text-align="start" style:justify-single-word="false"/>
      <style:text-properties officeooo:paragraph-rsid="00ac482f"/>
    </style:style>
    <style:style style:name="P175" style:family="paragraph" style:parent-style-name="Table_20_Contents">
      <style:paragraph-properties fo:text-align="start" style:justify-single-word="false"/>
      <style:text-properties officeooo:paragraph-rsid="002cdc5d"/>
    </style:style>
    <style:style style:name="P176" style:family="paragraph" style:parent-style-name="Table_20_Contents">
      <style:paragraph-properties fo:text-align="start" style:justify-single-word="false"/>
      <style:text-properties officeooo:paragraph-rsid="00b31d62"/>
    </style:style>
    <style:style style:name="P177" style:family="paragraph" style:parent-style-name="Table_20_Contents">
      <style:paragraph-properties fo:text-align="start" style:justify-single-word="false"/>
      <style:text-properties officeooo:paragraph-rsid="00b7cee6"/>
    </style:style>
    <style:style style:name="P178" style:family="paragraph" style:parent-style-name="Table_20_Contents">
      <style:paragraph-properties fo:text-align="start" style:justify-single-word="false"/>
      <style:text-properties officeooo:paragraph-rsid="00bc1463"/>
    </style:style>
    <style:style style:name="P179" style:family="paragraph" style:parent-style-name="Table_20_Contents">
      <style:paragraph-properties fo:text-align="start" style:justify-single-word="false"/>
      <style:text-properties officeooo:paragraph-rsid="00c2cdc5"/>
    </style:style>
    <style:style style:name="P180" style:family="paragraph" style:parent-style-name="Table_20_Contents">
      <style:paragraph-properties fo:text-align="start" style:justify-single-word="false"/>
      <style:text-properties officeooo:paragraph-rsid="00d214cc"/>
    </style:style>
    <style:style style:name="P181" style:family="paragraph" style:parent-style-name="Table_20_Contents">
      <style:paragraph-properties fo:text-align="start" style:justify-single-word="false"/>
      <style:text-properties officeooo:paragraph-rsid="00dbbbfc"/>
    </style:style>
    <style:style style:name="P182" style:family="paragraph" style:parent-style-name="Table_20_Contents">
      <style:paragraph-properties fo:text-align="start" style:justify-single-word="false"/>
      <style:text-properties officeooo:paragraph-rsid="00d9edbf"/>
    </style:style>
    <style:style style:name="P183" style:family="paragraph" style:parent-style-name="Table_20_Contents">
      <style:paragraph-properties fo:text-align="start" style:justify-single-word="false"/>
      <style:text-properties officeooo:paragraph-rsid="00d43e9c"/>
    </style:style>
    <style:style style:name="P184" style:family="paragraph" style:parent-style-name="Table_20_Contents">
      <style:paragraph-properties fo:text-align="start" style:justify-single-word="false"/>
      <style:text-properties officeooo:paragraph-rsid="00e2c490"/>
    </style:style>
    <style:style style:name="P185" style:family="paragraph" style:parent-style-name="Table_20_Contents">
      <style:paragraph-properties fo:text-align="start" style:justify-single-word="false"/>
      <style:text-properties officeooo:paragraph-rsid="00dd3fdc"/>
    </style:style>
    <style:style style:name="P186" style:family="paragraph" style:parent-style-name="Table_20_Contents">
      <style:paragraph-properties fo:text-align="start" style:justify-single-word="false"/>
      <style:text-properties officeooo:paragraph-rsid="00e4318f"/>
    </style:style>
    <style:style style:name="P187" style:family="paragraph" style:parent-style-name="Table_20_Contents">
      <style:paragraph-properties fo:text-align="start" style:justify-single-word="false"/>
      <style:text-properties officeooo:paragraph-rsid="00e7bf57"/>
    </style:style>
    <style:style style:name="P188" style:family="paragraph" style:parent-style-name="Table_20_Contents">
      <style:paragraph-properties fo:text-align="start" style:justify-single-word="false"/>
      <style:text-properties fo:language="ru" fo:country="RU" fo:font-weight="normal" officeooo:rsid="006d07be" officeooo:paragraph-rsid="00782fba" style:font-weight-asian="normal" style:font-weight-complex="normal"/>
    </style:style>
    <style:style style:name="P189" style:family="paragraph" style:parent-style-name="Table_20_Contents">
      <style:paragraph-properties fo:text-align="start" style:justify-single-word="false"/>
      <style:text-properties fo:language="ru" fo:country="RU" fo:font-weight="normal" officeooo:rsid="007f771c" officeooo:paragraph-rsid="007f771c" style:font-weight-asian="normal" style:font-weight-complex="normal"/>
    </style:style>
    <style:style style:name="P190" style:family="paragraph" style:parent-style-name="Table_20_Contents">
      <style:paragraph-properties fo:text-align="start" style:justify-single-word="false"/>
      <style:text-properties fo:language="ru" fo:country="RU" fo:font-weight="normal" officeooo:rsid="0080ea8e" officeooo:paragraph-rsid="0080ea8e" style:font-weight-asian="normal" style:font-weight-complex="normal"/>
    </style:style>
    <style:style style:name="P191" style:family="paragraph" style:parent-style-name="Table_20_Contents">
      <style:paragraph-properties fo:text-align="start" style:justify-single-word="false"/>
      <style:text-properties fo:language="ru" fo:country="RU" fo:font-weight="normal" officeooo:rsid="00818420" officeooo:paragraph-rsid="00818420" style:font-weight-asian="normal" style:font-weight-complex="normal"/>
    </style:style>
    <style:style style:name="P192" style:family="paragraph" style:parent-style-name="Table_20_Contents">
      <style:paragraph-properties fo:text-align="start" style:justify-single-word="false"/>
      <style:text-properties fo:language="ru" fo:country="RU" fo:font-weight="normal" officeooo:rsid="0083269a" officeooo:paragraph-rsid="0083269a" style:font-weight-asian="normal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fo:language="ru" fo:country="RU" fo:font-weight="normal" officeooo:rsid="0083269a" officeooo:paragraph-rsid="009d5a21" style:font-weight-asian="normal" style:font-weight-complex="normal"/>
    </style:style>
    <style:style style:name="P194" style:family="paragraph" style:parent-style-name="Table_20_Contents">
      <style:paragraph-properties fo:text-align="start" style:justify-single-word="false"/>
      <style:text-properties fo:language="ru" fo:country="RU" fo:font-weight="normal" officeooo:rsid="0083269a" officeooo:paragraph-rsid="00c2cdc5" style:font-weight-asian="normal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fo:language="ru" fo:country="RU" fo:font-weight="normal" officeooo:rsid="006efad9" officeooo:paragraph-rsid="00782fba" style:font-weight-asian="normal" style:font-weight-complex="normal"/>
    </style:style>
    <style:style style:name="P196" style:family="paragraph" style:parent-style-name="Table_20_Contents">
      <style:paragraph-properties fo:text-align="start" style:justify-single-word="false"/>
      <style:text-properties fo:language="ru" fo:country="RU" fo:font-weight="normal" officeooo:rsid="0096614f" officeooo:paragraph-rsid="00a4aa2c" style:font-weight-asian="normal" style:font-weight-complex="normal"/>
    </style:style>
    <style:style style:name="P197" style:family="paragraph" style:parent-style-name="Table_20_Contents">
      <style:paragraph-properties fo:text-align="start" style:justify-single-word="false"/>
      <style:text-properties fo:language="ru" fo:country="RU" fo:font-weight="normal" officeooo:rsid="00a2e696" officeooo:paragraph-rsid="00a4aa2c" style:font-weight-asian="normal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fo:language="ru" fo:country="RU" fo:font-weight="normal" officeooo:rsid="00a4aa2c" officeooo:paragraph-rsid="00a4aa2c" style:font-weight-asian="normal" style:font-weight-complex="normal"/>
    </style:style>
    <style:style style:name="P199" style:family="paragraph" style:parent-style-name="Table_20_Contents">
      <style:paragraph-properties fo:text-align="start" style:justify-single-word="false"/>
      <style:text-properties fo:language="ru" fo:country="RU" fo:font-weight="normal" officeooo:rsid="00a4aa2c" officeooo:paragraph-rsid="00ac482f" style:font-weight-asian="normal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fo:language="ru" fo:country="RU" fo:font-weight="normal" officeooo:rsid="00ac482f" officeooo:paragraph-rsid="00ac482f" style:font-weight-asian="normal" style:font-weight-complex="normal"/>
    </style:style>
    <style:style style:name="P201" style:family="paragraph" style:parent-style-name="Table_20_Contents">
      <style:paragraph-properties fo:text-align="start" style:justify-single-word="false"/>
      <style:text-properties fo:language="ru" fo:country="RU" fo:font-weight="normal" officeooo:rsid="00ad1002" officeooo:paragraph-rsid="00ad1002" style:font-weight-asian="normal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fo:language="ru" fo:country="RU" fo:font-weight="normal" officeooo:rsid="00af99ec" officeooo:paragraph-rsid="00b31d62" style:font-weight-asian="normal" style:font-weight-complex="normal"/>
    </style:style>
    <style:style style:name="P203" style:family="paragraph" style:parent-style-name="Table_20_Contents">
      <style:paragraph-properties fo:text-align="start" style:justify-single-word="false"/>
      <style:text-properties fo:language="ru" fo:country="RU" fo:font-weight="normal" officeooo:rsid="00b298e5" officeooo:paragraph-rsid="00b2dca6" style:font-weight-asian="normal" style:font-weight-complex="normal"/>
    </style:style>
    <style:style style:name="P204" style:family="paragraph" style:parent-style-name="Table_20_Contents">
      <style:paragraph-properties fo:text-align="start" style:justify-single-word="false"/>
      <style:text-properties fo:language="ru" fo:country="RU" fo:font-weight="normal" officeooo:rsid="00b2dca6" officeooo:paragraph-rsid="00b2dca6" style:font-weight-asian="normal" style:font-weight-complex="normal"/>
    </style:style>
    <style:style style:name="P205" style:family="paragraph" style:parent-style-name="Table_20_Contents">
      <style:paragraph-properties fo:text-align="start" style:justify-single-word="false"/>
      <style:text-properties fo:language="ru" fo:country="RU" fo:font-weight="normal" officeooo:rsid="00b31d62" officeooo:paragraph-rsid="00b31d62" style:font-weight-asian="normal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fo:language="ru" fo:country="RU" fo:font-weight="normal" officeooo:rsid="00885e02" officeooo:paragraph-rsid="00b7210f" style:font-weight-asian="normal" style:font-weight-complex="normal"/>
    </style:style>
    <style:style style:name="P207" style:family="paragraph" style:parent-style-name="Table_20_Contents">
      <style:paragraph-properties fo:text-align="start" style:justify-single-word="false"/>
      <style:text-properties fo:language="ru" fo:country="RU" fo:font-weight="normal" officeooo:rsid="0089642e" officeooo:paragraph-rsid="00b7210f" style:font-weight-asian="normal" style:font-weight-complex="normal"/>
    </style:style>
    <style:style style:name="P208" style:family="paragraph" style:parent-style-name="Table_20_Contents">
      <style:paragraph-properties fo:text-align="start" style:justify-single-word="false"/>
      <style:text-properties fo:language="ru" fo:country="RU" fo:font-weight="normal" officeooo:rsid="00ceb928" officeooo:paragraph-rsid="00ceb928" style:font-weight-asian="normal" style:font-weight-complex="normal"/>
    </style:style>
    <style:style style:name="P209" style:family="paragraph" style:parent-style-name="Table_20_Contents">
      <style:paragraph-properties fo:text-align="start" style:justify-single-word="false"/>
      <style:text-properties fo:language="ru" fo:country="RU" fo:font-weight="bold" officeooo:rsid="00818420" officeooo:paragraph-rsid="00818420" style:font-weight-asian="bold" style:font-weight-complex="bold"/>
    </style:style>
    <style:style style:name="P210" style:family="paragraph" style:parent-style-name="Table_20_Contents">
      <style:paragraph-properties fo:text-align="start" style:justify-single-word="false"/>
      <style:text-properties fo:language="ru" fo:country="RU" fo:font-weight="bold" officeooo:rsid="00818420" officeooo:paragraph-rsid="009d5a21" style:font-weight-asian="bold" style:font-weight-complex="bold"/>
    </style:style>
    <style:style style:name="P211" style:family="paragraph" style:parent-style-name="Table_20_Contents">
      <style:paragraph-properties fo:text-align="start" style:justify-single-word="false"/>
      <style:text-properties fo:language="ru" fo:country="RU" fo:font-weight="bold" officeooo:rsid="00818420" officeooo:paragraph-rsid="00c2cdc5" style:font-weight-asian="bold" style:font-weight-complex="bold"/>
    </style:style>
    <style:style style:name="P212" style:family="paragraph" style:parent-style-name="Table_20_Contents">
      <style:paragraph-properties fo:text-align="start" style:justify-single-word="false"/>
      <style:text-properties fo:language="ru" fo:country="RU" fo:font-weight="bold" officeooo:rsid="0083269a" officeooo:paragraph-rsid="0083269a" style:font-weight-asian="bold" style:font-weight-complex="bold"/>
    </style:style>
    <style:style style:name="P213" style:family="paragraph" style:parent-style-name="Table_20_Contents">
      <style:paragraph-properties fo:text-align="start" style:justify-single-word="false"/>
      <style:text-properties fo:language="ru" fo:country="RU" fo:font-weight="bold" officeooo:rsid="00a4aa2c" officeooo:paragraph-rsid="00a4aa2c" style:font-weight-asian="bold" style:font-weight-complex="bold"/>
    </style:style>
    <style:style style:name="P214" style:family="paragraph" style:parent-style-name="Table_20_Contents">
      <style:paragraph-properties fo:text-align="start" style:justify-single-word="false"/>
      <style:text-properties fo:language="ru" fo:country="RU" fo:font-weight="bold" officeooo:rsid="00af99ec" officeooo:paragraph-rsid="00b31d62" style:font-weight-asian="bold" style:font-weight-complex="bold"/>
    </style:style>
    <style:style style:name="P215" style:family="paragraph" style:parent-style-name="Table_20_Contents">
      <style:paragraph-properties fo:text-align="start" style:justify-single-word="false"/>
      <style:text-properties fo:language="ru" fo:country="RU" fo:font-weight="bold" officeooo:rsid="00b2dca6" officeooo:paragraph-rsid="00b2dca6" style:font-weight-asian="bold" style:font-weight-complex="bold"/>
    </style:style>
    <style:style style:name="P216" style:family="paragraph" style:parent-style-name="Table_20_Contents">
      <style:paragraph-properties fo:text-align="start" style:justify-single-word="false"/>
      <style:text-properties fo:language="ru" fo:country="RU" fo:font-weight="bold" officeooo:rsid="00aae57a" officeooo:paragraph-rsid="00aae57a" style:font-weight-asian="bold" style:font-weight-complex="bold"/>
    </style:style>
    <style:style style:name="P217" style:family="paragraph" style:parent-style-name="Table_20_Contents">
      <style:paragraph-properties fo:text-align="start" style:justify-single-word="false"/>
      <style:text-properties fo:language="ru" fo:country="RU" fo:font-weight="bold" officeooo:rsid="00b4a5ed" officeooo:paragraph-rsid="00b4a5ed" style:font-weight-asian="bold" style:font-weight-complex="bold"/>
    </style:style>
    <style:style style:name="P218" style:family="paragraph" style:parent-style-name="Table_20_Contents">
      <style:paragraph-properties fo:text-align="start" style:justify-single-word="false"/>
      <style:text-properties fo:language="ru" fo:country="RU" fo:font-weight="bold" officeooo:rsid="00b57c6e" officeooo:paragraph-rsid="00b57c6e" style:font-weight-asian="bold" style:font-weight-complex="bold"/>
    </style:style>
    <style:style style:name="P219" style:family="paragraph" style:parent-style-name="Table_20_Contents">
      <style:paragraph-properties fo:text-align="start" style:justify-single-word="false"/>
      <style:text-properties fo:language="ru" fo:country="RU" fo:font-weight="bold" officeooo:rsid="0088167f" officeooo:paragraph-rsid="00b7210f" style:font-weight-asian="bold" style:font-weight-complex="bold"/>
    </style:style>
    <style:style style:name="P220" style:family="paragraph" style:parent-style-name="Table_20_Contents">
      <style:paragraph-properties fo:text-align="start" style:justify-single-word="false"/>
      <style:text-properties fo:language="ru" fo:country="RU" officeooo:rsid="00935eef" officeooo:paragraph-rsid="00935eef"/>
    </style:style>
    <style:style style:name="P221" style:family="paragraph" style:parent-style-name="Table_20_Contents">
      <style:paragraph-properties fo:text-align="start" style:justify-single-word="false"/>
      <style:text-properties fo:font-weight="bold" officeooo:rsid="0069675a" officeooo:paragraph-rsid="0069675a" style:font-weight-asian="bold" style:font-weight-complex="bold"/>
    </style:style>
    <style:style style:name="P222" style:family="paragraph" style:parent-style-name="Table_20_Contents">
      <style:paragraph-properties fo:text-align="start" style:justify-single-word="false"/>
      <style:text-properties fo:font-weight="bold" officeooo:rsid="006d07be" officeooo:paragraph-rsid="00782fba" style:font-weight-asian="bold" style:font-weight-complex="bold"/>
    </style:style>
    <style:style style:name="P223" style:family="paragraph" style:parent-style-name="Table_20_Contents">
      <style:paragraph-properties fo:text-align="start" style:justify-single-word="false"/>
      <style:text-properties fo:font-weight="bold" officeooo:rsid="0084bac7" officeooo:paragraph-rsid="0084bac7" style:font-weight-asian="bold" style:font-weight-complex="bold"/>
    </style:style>
    <style:style style:name="P224" style:family="paragraph" style:parent-style-name="Table_20_Contents">
      <style:paragraph-properties fo:text-align="start" style:justify-single-word="false"/>
      <style:text-properties fo:font-weight="bold" officeooo:paragraph-rsid="0030004f" style:font-weight-asian="bold" style:font-weight-complex="bold"/>
    </style:style>
    <style:style style:name="P225" style:family="paragraph" style:parent-style-name="Table_20_Contents">
      <style:paragraph-properties fo:text-align="start" style:justify-single-word="false"/>
      <style:text-properties fo:font-weight="normal" officeooo:rsid="006834cd" officeooo:paragraph-rsid="006834cd" style:font-weight-asian="normal" style:font-weight-complex="normal"/>
    </style:style>
    <style:style style:name="P226" style:family="paragraph" style:parent-style-name="Table_20_Contents">
      <style:paragraph-properties fo:text-align="start" style:justify-single-word="false"/>
      <style:text-properties fo:font-weight="normal" officeooo:rsid="0069675a" officeooo:paragraph-rsid="0069675a" style:font-weight-asian="normal" style:font-weight-complex="normal"/>
    </style:style>
    <style:style style:name="P227" style:family="paragraph" style:parent-style-name="Table_20_Contents">
      <style:paragraph-properties fo:text-align="start" style:justify-single-word="false"/>
      <style:text-properties fo:font-weight="normal" officeooo:rsid="006efad9" officeooo:paragraph-rsid="00782fba" style:font-weight-asian="normal" style:font-weight-complex="normal"/>
    </style:style>
    <style:style style:name="P228" style:family="paragraph" style:parent-style-name="Table_20_Contents">
      <style:paragraph-properties fo:text-align="start" style:justify-single-word="false"/>
      <style:text-properties fo:font-weight="normal" officeooo:rsid="006f2143" officeooo:paragraph-rsid="00782fba" style:font-weight-asian="normal" style:font-weight-complex="normal"/>
    </style:style>
    <style:style style:name="P229" style:family="paragraph" style:parent-style-name="Table_20_Contents">
      <style:paragraph-properties fo:text-align="start" style:justify-single-word="false"/>
      <style:text-properties fo:font-weight="normal" officeooo:rsid="0085ae2e" officeooo:paragraph-rsid="0085ae2e" style:font-weight-asian="normal" style:font-weight-complex="normal"/>
    </style:style>
    <style:style style:name="P230" style:family="paragraph" style:parent-style-name="Table_20_Contents">
      <style:paragraph-properties fo:text-align="start" style:justify-single-word="false"/>
      <style:text-properties fo:font-weight="normal" officeooo:rsid="00c8acca" officeooo:paragraph-rsid="00c8acca" style:font-weight-asian="normal" style:font-weight-complex="normal"/>
    </style:style>
    <style:style style:name="P231" style:family="paragraph" style:parent-style-name="Table_20_Contents">
      <style:paragraph-properties fo:text-align="start" style:justify-single-word="false"/>
      <style:text-properties style:font-name="Times New Roman" fo:font-size="12pt" officeooo:paragraph-rsid="000cadf2" style:font-size-asian="12pt" style:font-size-complex="12pt"/>
    </style:style>
    <style:style style:name="P232" style:family="paragraph" style:parent-style-name="Table_20_Contents">
      <style:paragraph-properties fo:text-align="start" style:justify-single-word="false"/>
      <style:text-properties style:font-name="Times New Roman" fo:font-size="12pt" officeooo:paragraph-rsid="00376f96" style:font-size-asian="12pt" style:font-size-complex="12pt"/>
    </style:style>
    <style:style style:name="P233" style:family="paragraph" style:parent-style-name="Table_20_Contents">
      <style:paragraph-properties fo:text-align="start" style:justify-single-word="false"/>
      <style:text-properties style:font-name="Times New Roman" fo:font-size="12pt" fo:language="ru" fo:country="RU" fo:font-weight="bold" officeooo:rsid="00b7210f" officeooo:paragraph-rsid="00b7210f" style:font-size-asian="12pt" style:font-weight-asian="bold" style:font-size-complex="12pt" style:font-weight-complex="bold"/>
    </style:style>
    <style:style style:name="P234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Times New Roman" fo:font-size="18pt" fo:language="ru" fo:country="RU" fo:font-style="normal" fo:text-shadow="none" style:text-underline-style="none" fo:font-weight="bold" officeooo:rsid="0012335b" officeooo:paragraph-rsid="0012335b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Times New Roman" fo:font-size="18pt" fo:language="ru" fo:country="RU" fo:font-style="normal" fo:text-shadow="none" style:text-underline-style="none" fo:font-weight="bold" officeooo:rsid="00376f96" officeooo:paragraph-rsid="009d7887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Times New Roman" fo:font-size="18pt" fo:language="ru" fo:country="RU" fo:font-style="normal" fo:text-shadow="none" style:text-underline-style="none" fo:font-weight="bold" officeooo:rsid="003bcc6b" officeooo:paragraph-rsid="003bcc6b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Times New Roman" fo:font-size="18pt" fo:language="ru" fo:country="RU" fo:font-style="normal" fo:text-shadow="none" style:text-underline-style="none" fo:font-weight="bold" officeooo:rsid="00466d0d" officeooo:paragraph-rsid="00466d0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Times New Roman" fo:font-size="18pt" fo:language="ru" fo:country="RU" fo:font-style="normal" fo:text-shadow="none" style:text-underline-style="none" fo:font-weight="bold" officeooo:rsid="00b94a79" officeooo:paragraph-rsid="00b94a79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Times New Roman" fo:font-size="18pt" fo:language="ru" fo:country="RU" fo:font-style="normal" fo:text-shadow="none" style:text-underline-style="none" fo:font-weight="bold" officeooo:rsid="00dad121" officeooo:paragraph-rsid="00dad121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Times New Roman" fo:font-size="18pt" fo:font-style="normal" fo:text-shadow="none" style:text-underline-style="none" fo:font-weight="bold" officeooo:rsid="000cadf2" officeooo:paragraph-rsid="000cadf2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Times New Roman" fo:font-size="18pt" fo:font-style="normal" fo:text-shadow="none" style:text-underline-style="none" fo:font-weight="bold" officeooo:rsid="001126b1" officeooo:paragraph-rsid="001126b1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8pt" fo:language="ru" fo:country="RU" fo:font-style="normal" fo:text-shadow="none" style:text-underline-style="none" fo:font-weight="bold" officeooo:rsid="004cd9e2" officeooo:paragraph-rsid="004cd9e2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8pt" fo:language="ru" fo:country="RU" fo:font-style="normal" fo:text-shadow="none" style:text-underline-style="none" fo:font-weight="bold" officeooo:rsid="0042753d" officeooo:paragraph-rsid="0042753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8pt" fo:language="ru" fo:country="RU" fo:font-style="normal" fo:text-shadow="none" style:text-underline-style="none" fo:font-weight="bold" officeooo:rsid="005d540e" officeooo:paragraph-rsid="005d540e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8pt" fo:language="ru" fo:country="RU" fo:font-style="normal" fo:text-shadow="none" style:text-underline-style="none" fo:font-weight="bold" officeooo:rsid="00980264" officeooo:paragraph-rsid="00995e57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8pt" fo:language="ru" fo:country="RU" fo:font-style="normal" fo:text-shadow="none" style:text-underline-style="none" fo:font-weight="bold" officeooo:rsid="00b94a79" officeooo:paragraph-rsid="00b94a79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Liberation Serif" fo:font-size="18pt" fo:language="ru" fo:country="RU" fo:font-style="normal" fo:text-shadow="none" style:text-underline-style="none" fo:font-weight="bold" officeooo:rsid="00d43e9c" officeooo:paragraph-rsid="00d43e9c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c9211e" fo:font-size="18pt" officeooo:paragraph-rsid="0064e780" style:font-size-asian="18pt" style:font-size-complex="18pt"/>
    </style:style>
    <style:style style:name="P249" style:family="paragraph" style:parent-style-name="Table_20_Contents">
      <style:paragraph-properties fo:text-align="start" style:justify-single-word="false"/>
      <style:text-properties fo:color="#c9211e" fo:font-size="18pt" fo:font-weight="bold" officeooo:rsid="006834cd" officeooo:paragraph-rsid="006834cd" style:font-size-asian="18pt" style:font-weight-asian="bold" style:font-size-complex="18pt" style:font-weight-complex="bold"/>
    </style:style>
    <style:style style:name="P250" style:family="paragraph" style:parent-style-name="Table_20_Contents">
      <style:paragraph-properties fo:text-align="start" style:justify-single-word="false"/>
      <style:text-properties fo:color="#c9211e" fo:font-size="18pt" fo:font-weight="bold" officeooo:rsid="007f771c" officeooo:paragraph-rsid="007f771c" style:font-size-asian="18pt" style:font-weight-asian="bold" style:font-size-complex="18pt" style:font-weight-complex="bold"/>
    </style:style>
    <style:style style:name="P251" style:family="paragraph" style:parent-style-name="Table_20_Contents">
      <style:paragraph-properties fo:text-align="start" style:justify-single-word="false"/>
      <style:text-properties fo:color="#c9211e" fo:font-size="18pt" fo:language="ru" fo:country="RU" fo:font-weight="normal" officeooo:rsid="00c26732" officeooo:paragraph-rsid="00c26732" style:font-size-asian="18pt" style:font-weight-asian="normal" style:font-size-complex="18pt" style:font-weight-complex="normal"/>
    </style:style>
    <style:style style:name="P252" style:family="paragraph" style:parent-style-name="Table_20_Contents">
      <style:paragraph-properties fo:text-align="start" style:justify-single-word="false"/>
      <style:text-properties fo:color="#c9211e" fo:font-size="18pt" fo:language="ru" fo:country="RU" fo:font-weight="bold" officeooo:rsid="0096614f" officeooo:paragraph-rsid="00a4aa2c" style:font-size-asian="18pt" style:font-weight-asian="bold" style:font-size-complex="18pt" style:font-weight-complex="bold"/>
    </style:style>
    <style:style style:name="P253" style:family="paragraph" style:parent-style-name="Table_20_Contents">
      <style:paragraph-properties fo:text-align="start" style:justify-single-word="false"/>
      <style:text-properties fo:color="#c9211e" fo:font-size="18pt" fo:language="ru" fo:country="RU" fo:font-weight="bold" officeooo:rsid="00a9cf1d" officeooo:paragraph-rsid="00a9cf1d" style:font-size-asian="18pt" style:font-weight-asian="bold" style:font-size-complex="18pt" style:font-weight-complex="bold"/>
    </style:style>
    <style:style style:name="P254" style:family="paragraph" style:parent-style-name="Table_20_Contents">
      <style:paragraph-properties fo:text-align="start" style:justify-single-word="false"/>
      <style:text-properties fo:color="#c9211e" fo:font-size="18pt" fo:language="ru" fo:country="RU" fo:font-weight="bold" officeooo:rsid="00b7210f" officeooo:paragraph-rsid="00b7210f" style:font-size-asian="18pt" style:font-weight-asian="bold" style:font-size-complex="18pt" style:font-weight-complex="bold"/>
    </style:style>
    <style:style style:name="P2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dad121" officeooo:paragraph-rsid="00dad1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dbbbfc" officeooo:paragraph-rsid="00dbbb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dbbbfc" officeooo:paragraph-rsid="00dd3f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dd3fdc" officeooo:paragraph-rsid="00dd3f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14fccb" officeooo:paragraph-rsid="008ae2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1ded5a" officeooo:paragraph-rsid="001ded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bff36a" officeooo:paragraph-rsid="00bff3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2ebf6b" officeooo:paragraph-rsid="00f468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14fccb" officeooo:paragraph-rsid="003000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2460bf" officeooo:paragraph-rsid="009f38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d540e" officeooo:paragraph-rsid="005d54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f46843" officeooo:paragraph-rsid="00f468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f612a9" officeooo:paragraph-rsid="0103b1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fc0870" officeooo:paragraph-rsid="00fc08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0ef90" officeooo:paragraph-rsid="00e0ef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1053076" officeooo:paragraph-rsid="010530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83269a" officeooo:paragraph-rsid="009d5a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e0ef90" officeooo:paragraph-rsid="00e0ef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5e02" officeooo:paragraph-rsid="00957b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c0870" officeooo:paragraph-rsid="00fc08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0ef90" officeooo:paragraph-rsid="00e0ef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start" style:justify-single-word="false"/>
      <style:text-properties officeooo:paragraph-rsid="00efb244"/>
    </style:style>
    <style:style style:name="P277" style:family="paragraph" style:parent-style-name="Table_20_Contents">
      <style:paragraph-properties fo:text-align="start" style:justify-single-word="false"/>
      <style:text-properties officeooo:paragraph-rsid="005ded51"/>
    </style:style>
    <style:style style:name="P278" style:family="paragraph" style:parent-style-name="Table_20_Contents">
      <style:paragraph-properties fo:text-align="start" style:justify-single-word="false"/>
      <style:text-properties officeooo:paragraph-rsid="0064e780"/>
    </style:style>
    <style:style style:name="P279" style:family="paragraph" style:parent-style-name="Table_20_Contents">
      <style:paragraph-properties fo:text-align="start" style:justify-single-word="false"/>
      <style:text-properties officeooo:paragraph-rsid="0076f7b4"/>
    </style:style>
    <style:style style:name="P280" style:family="paragraph" style:parent-style-name="Table_20_Contents">
      <style:paragraph-properties fo:text-align="start" style:justify-single-word="false"/>
      <style:text-properties officeooo:paragraph-rsid="00782fba"/>
    </style:style>
    <style:style style:name="P281" style:family="paragraph" style:parent-style-name="Table_20_Contents">
      <style:paragraph-properties fo:text-align="start" style:justify-single-word="false"/>
      <style:text-properties officeooo:paragraph-rsid="0085ae2e"/>
    </style:style>
    <style:style style:name="P282" style:family="paragraph" style:parent-style-name="Table_20_Contents">
      <style:paragraph-properties fo:text-align="start" style:justify-single-word="false"/>
      <style:text-properties officeooo:paragraph-rsid="0087dcb3"/>
    </style:style>
    <style:style style:name="P283" style:family="paragraph" style:parent-style-name="Table_20_Contents">
      <style:paragraph-properties fo:text-align="start" style:justify-single-word="false"/>
      <style:text-properties officeooo:paragraph-rsid="009dc18b"/>
    </style:style>
    <style:style style:name="P284" style:family="paragraph" style:parent-style-name="Table_20_Contents">
      <style:paragraph-properties fo:text-align="start" style:justify-single-word="false"/>
      <style:text-properties officeooo:paragraph-rsid="00a90fd9"/>
    </style:style>
    <style:style style:name="P285" style:family="paragraph" style:parent-style-name="Table_20_Contents">
      <style:paragraph-properties fo:text-align="start" style:justify-single-word="false"/>
      <style:text-properties officeooo:paragraph-rsid="00d214cc"/>
    </style:style>
    <style:style style:name="P286" style:family="paragraph" style:parent-style-name="Table_20_Contents">
      <style:paragraph-properties fo:text-align="start" style:justify-single-word="false"/>
      <style:text-properties officeooo:paragraph-rsid="00e2c490"/>
    </style:style>
    <style:style style:name="P287" style:family="paragraph" style:parent-style-name="Table_20_Contents">
      <style:paragraph-properties fo:text-align="start" style:justify-single-word="false"/>
      <style:text-properties officeooo:paragraph-rsid="00d68ae1"/>
    </style:style>
    <style:style style:name="P288" style:family="paragraph" style:parent-style-name="Table_20_Contents">
      <style:paragraph-properties fo:text-align="start" style:justify-single-word="false"/>
      <style:text-properties officeooo:paragraph-rsid="00dbbbfc"/>
    </style:style>
    <style:style style:name="P289" style:family="paragraph" style:parent-style-name="Table_20_Contents">
      <style:paragraph-properties fo:text-align="start" style:justify-single-word="false"/>
      <style:text-properties officeooo:paragraph-rsid="00e3733c"/>
    </style:style>
    <style:style style:name="P290" style:family="paragraph" style:parent-style-name="Table_20_Contents">
      <style:paragraph-properties fo:text-align="start" style:justify-single-word="false"/>
      <style:text-properties officeooo:paragraph-rsid="00412941"/>
    </style:style>
    <style:style style:name="P291" style:family="paragraph" style:parent-style-name="Table_20_Contents">
      <style:paragraph-properties fo:text-align="start" style:justify-single-word="false"/>
      <style:text-properties officeooo:paragraph-rsid="00fc0870"/>
    </style:style>
    <style:style style:name="P292" style:family="paragraph" style:parent-style-name="Table_20_Contents">
      <style:paragraph-properties fo:text-align="start" style:justify-single-word="false"/>
      <style:text-properties fo:language="ru" fo:country="RU" fo:font-weight="bold" officeooo:rsid="0083269a" officeooo:paragraph-rsid="0087dcb3" style:font-weight-asian="bold" style:font-weight-complex="bold"/>
    </style:style>
    <style:style style:name="P293" style:family="paragraph" style:parent-style-name="Table_20_Contents">
      <style:paragraph-properties fo:text-align="start" style:justify-single-word="false"/>
      <style:text-properties fo:language="ru" fo:country="RU" fo:font-weight="bold" officeooo:rsid="0071106e" officeooo:paragraph-rsid="0076f7b4" style:font-weight-asian="bold" style:font-weight-complex="bold"/>
    </style:style>
    <style:style style:name="P294" style:family="paragraph" style:parent-style-name="Table_20_Contents">
      <style:paragraph-properties fo:text-align="start" style:justify-single-word="false"/>
      <style:text-properties fo:language="ru" fo:country="RU" fo:font-weight="bold" officeooo:rsid="0084bac7" officeooo:paragraph-rsid="0086c1fb" style:font-weight-asian="bold" style:font-weight-complex="bold"/>
    </style:style>
    <style:style style:name="P295" style:family="paragraph" style:parent-style-name="Table_20_Contents">
      <style:paragraph-properties fo:text-align="start" style:justify-single-word="false"/>
      <style:text-properties fo:language="ru" fo:country="RU" fo:font-weight="bold" officeooo:rsid="0086c1fb" officeooo:paragraph-rsid="0086c1fb" style:font-weight-asian="bold" style:font-weight-complex="bold"/>
    </style:style>
    <style:style style:name="P296" style:family="paragraph" style:parent-style-name="Table_20_Contents">
      <style:paragraph-properties fo:text-align="start" style:justify-single-word="false"/>
      <style:text-properties fo:language="ru" fo:country="RU" fo:font-weight="bold" officeooo:rsid="0087dcb3" officeooo:paragraph-rsid="0087dcb3" style:font-weight-asian="bold" style:font-weight-complex="bold"/>
    </style:style>
    <style:style style:name="P297" style:family="paragraph" style:parent-style-name="Table_20_Contents">
      <style:paragraph-properties fo:text-align="start" style:justify-single-word="false"/>
      <style:text-properties fo:language="ru" fo:country="RU" fo:font-weight="bold" officeooo:rsid="00818420" officeooo:paragraph-rsid="0087dcb3" style:font-weight-asian="bold" style:font-weight-complex="bold"/>
    </style:style>
    <style:style style:name="P298" style:family="paragraph" style:parent-style-name="Table_20_Contents">
      <style:paragraph-properties fo:text-align="start" style:justify-single-word="false"/>
      <style:text-properties fo:language="ru" fo:country="RU" fo:font-weight="normal" officeooo:rsid="0072de5d" officeooo:paragraph-rsid="007cedb0" style:font-weight-asian="normal" style:font-weight-complex="normal"/>
    </style:style>
    <style:style style:name="P299" style:family="paragraph" style:parent-style-name="Table_20_Contents">
      <style:paragraph-properties fo:text-align="start" style:justify-single-word="false"/>
      <style:text-properties fo:language="ru" fo:country="RU" fo:font-weight="normal" officeooo:rsid="0072de5d" officeooo:paragraph-rsid="0076f7b4" style:font-weight-asian="normal" style:font-weight-complex="normal"/>
    </style:style>
    <style:style style:name="P300" style:family="paragraph" style:parent-style-name="Table_20_Contents">
      <style:paragraph-properties fo:text-align="start" style:justify-single-word="false"/>
      <style:text-properties fo:language="ru" fo:country="RU" fo:font-weight="normal" officeooo:rsid="007cedb0" officeooo:paragraph-rsid="007cedb0" style:font-weight-asian="normal" style:font-weight-complex="normal"/>
    </style:style>
    <style:style style:name="P301" style:family="paragraph" style:parent-style-name="Table_20_Contents">
      <style:paragraph-properties fo:text-align="start" style:justify-single-word="false"/>
      <style:text-properties fo:language="ru" fo:country="RU" fo:font-weight="normal" officeooo:rsid="0078d362" officeooo:paragraph-rsid="0078d362" style:font-weight-asian="normal" style:font-weight-complex="normal"/>
    </style:style>
    <style:style style:name="P302" style:family="paragraph" style:parent-style-name="Table_20_Contents">
      <style:paragraph-properties fo:text-align="start" style:justify-single-word="false"/>
      <style:text-properties fo:language="ru" fo:country="RU" fo:font-weight="normal" officeooo:rsid="00756fb0" officeooo:paragraph-rsid="0076f7b4" style:font-weight-asian="normal" style:font-weight-complex="normal"/>
    </style:style>
    <style:style style:name="P303" style:family="paragraph" style:parent-style-name="Table_20_Contents">
      <style:paragraph-properties fo:text-align="start" style:justify-single-word="false"/>
      <style:text-properties fo:language="ru" fo:country="RU" fo:font-weight="normal" officeooo:rsid="0074227a" officeooo:paragraph-rsid="0076f7b4" style:font-weight-asian="normal" style:font-weight-complex="normal"/>
    </style:style>
    <style:style style:name="P304" style:family="paragraph" style:parent-style-name="Table_20_Contents">
      <style:paragraph-properties fo:text-align="start" style:justify-single-word="false"/>
      <style:text-properties fo:language="ru" fo:country="RU" fo:font-weight="normal" officeooo:rsid="00a2801f" officeooo:paragraph-rsid="00a2801f" style:font-weight-asian="normal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fo:language="ru" fo:country="RU" fo:font-weight="normal" officeooo:rsid="0086c1fb" officeooo:paragraph-rsid="0086c1fb" style:font-weight-asian="normal" style:font-weight-complex="normal"/>
    </style:style>
    <style:style style:name="P306" style:family="paragraph" style:parent-style-name="Table_20_Contents">
      <style:paragraph-properties fo:text-align="start" style:justify-single-word="false"/>
      <style:text-properties fo:language="ru" fo:country="RU" fo:font-weight="normal" officeooo:rsid="0087dcb3" officeooo:paragraph-rsid="0087dcb3" style:font-weight-asian="normal" style:font-weight-complex="normal"/>
    </style:style>
    <style:style style:name="P307" style:family="paragraph" style:parent-style-name="Table_20_Contents">
      <style:paragraph-properties fo:text-align="start" style:justify-single-word="false"/>
      <style:text-properties fo:language="ru" fo:country="RU" fo:font-weight="normal" officeooo:rsid="0083269a" officeooo:paragraph-rsid="0087dcb3" style:font-weight-asian="normal" style:font-weight-complex="normal"/>
    </style:style>
    <style:style style:name="P308" style:family="paragraph" style:parent-style-name="Table_20_Contents">
      <style:paragraph-properties fo:text-align="start" style:justify-single-word="false"/>
      <style:text-properties fo:color="#c9211e" fo:font-size="18pt" fo:language="ru" fo:country="RU" fo:font-weight="bold" officeooo:rsid="0095de26" officeooo:paragraph-rsid="0095de26" style:font-size-asian="18pt" style:font-weight-asian="bold" style:font-size-complex="18pt" style:font-weight-complex="bold"/>
    </style:style>
    <style:style style:name="P309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Times New Roman" fo:font-size="18pt" fo:language="ru" fo:country="RU" fo:font-style="normal" fo:text-shadow="none" style:text-underline-style="none" fo:font-weight="bold" officeooo:rsid="0014fccb" officeooo:paragraph-rsid="01015c31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000bc"/>
    </style:style>
    <style:style style:name="T3" style:family="text">
      <style:text-properties fo:language="ru" fo:country="RU" fo:font-weight="bold" officeooo:rsid="001000bc" style:font-weight-asian="bold" style:font-weight-complex="bold"/>
    </style:style>
    <style:style style:name="T4" style:family="text">
      <style:text-properties fo:language="ru" fo:country="RU" fo:font-weight="bold" officeooo:rsid="007f771c" style:font-weight-asian="bold" style:font-weight-complex="bold"/>
    </style:style>
    <style:style style:name="T5" style:family="text">
      <style:text-properties fo:language="ru" fo:country="RU" fo:font-weight="bold" officeooo:rsid="0083269a" style:font-weight-asian="bold" style:font-weight-complex="bold"/>
    </style:style>
    <style:style style:name="T6" style:family="text">
      <style:text-properties fo:language="ru" fo:country="RU" officeooo:rsid="0010982f"/>
    </style:style>
    <style:style style:name="T7" style:family="text">
      <style:text-properties fo:language="ru" fo:country="RU" officeooo:rsid="001126b1"/>
    </style:style>
    <style:style style:name="T8" style:family="text">
      <style:text-properties fo:language="ru" fo:country="RU" fo:font-weight="normal" officeooo:rsid="007f771c" style:font-weight-asian="normal" style:font-weight-complex="normal"/>
    </style:style>
    <style:style style:name="T9" style:family="text">
      <style:text-properties fo:language="ru" fo:country="RU" fo:font-weight="normal" officeooo:rsid="0083269a" style:font-weight-asian="normal" style:font-weight-complex="normal"/>
    </style:style>
    <style:style style:name="T10" style:family="text">
      <style:text-properties fo:language="ru" fo:country="RU" fo:font-weight="normal" officeooo:rsid="00a6fbb0" style:font-weight-asian="normal" style:font-weight-complex="normal"/>
    </style:style>
    <style:style style:name="T11" style:family="text">
      <style:text-properties fo:language="ru" fo:country="RU" fo:font-weight="normal" officeooo:rsid="00a4aa2c" style:font-weight-asian="normal" style:font-weight-complex="normal"/>
    </style:style>
    <style:style style:name="T12" style:family="text">
      <style:text-properties fo:language="ru" fo:country="RU" fo:font-weight="normal" officeooo:rsid="00bc1463" style:font-weight-asian="normal" style:font-weight-complex="normal"/>
    </style:style>
    <style:style style:name="T13" style:family="text">
      <style:text-properties fo:language="ru" fo:country="RU" fo:font-weight="normal" officeooo:rsid="00be03d8" style:font-weight-asian="normal" style:font-weight-complex="normal"/>
    </style:style>
    <style:style style:name="T14" style:family="text">
      <style:text-properties fo:language="ru" fo:country="RU" fo:font-weight="normal" officeooo:rsid="00befff0" style:font-weight-asian="normal" style:font-weight-complex="normal"/>
    </style:style>
    <style:style style:name="T15" style:family="text">
      <style:text-properties fo:language="ru" fo:country="RU" fo:font-weight="normal" officeooo:rsid="00c26732" style:font-weight-asian="normal" style:font-weight-complex="normal"/>
    </style:style>
    <style:style style:name="T16" style:family="text">
      <style:text-properties fo:language="ru" fo:country="RU" fo:font-weight="normal" officeooo:rsid="00c8acca" style:font-weight-asian="normal" style:font-weight-complex="normal"/>
    </style:style>
    <style:style style:name="T17" style:family="text">
      <style:text-properties fo:language="ru" fo:country="RU" officeooo:rsid="0085ae2e"/>
    </style:style>
    <style:style style:name="T18" style:family="text">
      <style:text-properties fo:language="ru" fo:country="RU" officeooo:rsid="008bb3dc"/>
    </style:style>
    <style:style style:name="T19" style:family="text">
      <style:text-properties fo:language="ru" fo:country="RU" officeooo:rsid="008d5956"/>
    </style:style>
    <style:style style:name="T20" style:family="text">
      <style:text-properties fo:language="ru" fo:country="RU" officeooo:rsid="00d5d15b"/>
    </style:style>
    <style:style style:name="T21" style:family="text">
      <style:text-properties fo:language="ru" fo:country="RU" officeooo:rsid="0103376c"/>
    </style:style>
    <style:style style:name="T22" style:family="text">
      <style:text-properties fo:language="ru" fo:country="RU" officeooo:rsid="0103b1da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1000bc"/>
    </style:style>
    <style:style style:name="T25" style:family="text">
      <style:text-properties fo:language="en" fo:country="US" officeooo:rsid="001126b1"/>
    </style:style>
    <style:style style:name="T26" style:family="text">
      <style:text-properties fo:language="en" fo:country="US" officeooo:rsid="001ded5a"/>
    </style:style>
    <style:style style:name="T27" style:family="text">
      <style:text-properties fo:language="en" fo:country="US" officeooo:rsid="002cdc5d"/>
    </style:style>
    <style:style style:name="T28" style:family="text">
      <style:text-properties fo:language="en" fo:country="US" officeooo:rsid="0044eabd"/>
    </style:style>
    <style:style style:name="T29" style:family="text">
      <style:text-properties fo:language="en" fo:country="US" officeooo:rsid="0084bac7"/>
    </style:style>
    <style:style style:name="T30" style:family="text">
      <style:text-properties fo:language="en" fo:country="US" officeooo:rsid="00d25a26"/>
    </style:style>
    <style:style style:name="T31" style:family="text">
      <style:text-properties fo:language="en" fo:country="US" officeooo:rsid="000cadf2"/>
    </style:style>
    <style:style style:name="T32" style:family="text">
      <style:text-properties fo:language="en" fo:country="US" officeooo:rsid="00eddb9d"/>
    </style:style>
    <style:style style:name="T33" style:family="tex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8fbd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29d8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6d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28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1b7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63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e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d5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29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75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a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fbd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7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1d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9ed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2c4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d3f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43e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431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5f7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bbb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27a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447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468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2e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e7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1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f7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2f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ae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dc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7b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c1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7f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90f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21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bc4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c08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68a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fdf6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373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37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b1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3ec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1aa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9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4e7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0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52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1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c48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2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7b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3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431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4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e92b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5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f27a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6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275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7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f61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8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90f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9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f90f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0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d21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1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fa3e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2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fc08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3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10337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4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129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103b1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6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a529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7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96614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8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84ba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c2cd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0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85ae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1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ca85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2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d25a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3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29d86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4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de00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5" style:family="text">
      <style:text-properties fo:color="#000000" style:text-outline="false" style:text-line-through-style="none" style:text-line-through-type="none" fo:language="ru" fo:country="RU" fo:font-style="normal" fo:text-shadow="none" style:text-underline-style="none" fo:font-weight="normal" officeooo:rsid="001ded5a" style:font-style-asian="normal" style:font-weight-asian="normal" style:font-style-complex="normal" style:font-weight-complex="normal" style:text-overline-style="none" style:text-overline-color="font-color"/>
    </style:style>
    <style:style style:name="T106" style:family="text">
      <style:text-properties fo:color="#000000" style:text-outline="false" style:text-line-through-style="none" style:text-line-through-type="none" fo:language="ru" fo:country="RU" fo:font-style="normal" fo:text-shadow="none" style:text-underline-style="none" fo:font-weight="normal" officeooo:rsid="000cadf2" style:font-style-asian="normal" style:font-weight-asian="normal" style:font-style-complex="normal" style:font-weight-complex="normal" style:text-overline-style="none" style:text-overline-color="font-color"/>
    </style:style>
    <style:style style:name="T107" style:family="text">
      <style:text-properties fo:color="#000000" style:text-outline="false" style:text-line-through-style="none" style:text-line-through-type="none" fo:language="ru" fo:country="RU" fo:font-style="normal" fo:text-shadow="none" style:text-underline-style="none" fo:font-weight="normal" officeooo:rsid="000e0460" style:font-style-asian="normal" style:font-weight-asian="normal" style:font-style-complex="normal" style:font-weight-complex="normal" style:text-overline-style="none" style:text-overline-color="font-color"/>
    </style:style>
    <style:style style:name="T108" style:family="text">
      <style:text-properties fo:color="#000000" style:text-outline="false" style:text-line-through-style="none" style:text-line-through-type="none" fo:language="ru" fo:country="RU" fo:font-style="normal" fo:text-shadow="none" style:text-underline-style="none" fo:font-weight="normal" officeooo:rsid="00376f96" style:font-style-asian="normal" style:font-weight-asian="normal" style:font-style-complex="normal" style:font-weight-complex="normal" style:text-overline-style="none" style:text-overline-color="font-color"/>
    </style:style>
    <style:style style:name="T10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00cadf2" style:font-style-asian="normal" style:font-weight-asian="normal" style:font-style-complex="normal" style:font-weight-complex="normal" style:text-overline-style="none" style:text-overline-color="font-color"/>
    </style:style>
    <style:style style:name="T110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00e0460" style:font-style-asian="normal" style:font-weight-asian="normal" style:font-style-complex="normal" style:font-weight-complex="normal" style:text-overline-style="none" style:text-overline-color="font-color"/>
    </style:style>
    <style:style style:name="T111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cadf2" style:font-style-asian="normal" style:font-weight-asian="normal" style:font-style-complex="normal" style:font-weight-complex="normal" style:text-overline-style="none" style:text-overline-color="font-color"/>
    </style:style>
    <style:style style:name="T1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e0460" style:font-style-asian="normal" style:font-weight-asian="normal" style:font-style-complex="normal" style:font-weight-complex="normal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font-style-complex="normal" style:text-overline-style="none" style:text-overline-color="font-color"/>
    </style:style>
    <style:style style:name="T115" style:family="text">
      <style:text-properties fo:color="#000000" style:text-outline="false" style:text-line-through-style="none" style:text-line-through-type="none" fo:font-style="normal" fo:text-shadow="none" style:text-underline-style="none" officeooo:rsid="000e0460" style:font-style-asian="normal" style:font-style-complex="normal" style:text-overline-style="none" style:text-overline-color="font-color"/>
    </style:style>
    <style:style style:name="T116" style:family="text"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3168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326b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3d80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41f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0" style:family="text"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4129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20a4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2" style:family="text"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8d5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3" style:family="text"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22ed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4" style:family="text"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adc5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5" style:family="text"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b7ce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6" style:family="text"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cc73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7" style:family="text"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ceb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8" style:family="text"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efb2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officeooo:rsid="00f1a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0" style:family="text"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2460b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officeooo:rsid="00376f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2" style:family="text"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133" style:family="text"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officeooo:rsid="00d214cc" style:font-size-asian="12pt" style:font-style-asian="normal" style:font-size-complex="12pt" style:font-style-complex="normal" style:text-overline-style="none" style:text-overline-color="font-color"/>
    </style:style>
    <style:style style:name="T134" style:family="text">
      <style:text-properties officeooo:rsid="001000bc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officeooo:rsid="001000bc" style:font-weight-asian="bold" style:font-weight-complex="bold"/>
    </style:style>
    <style:style style:name="T137" style:family="text">
      <style:text-properties fo:font-weight="normal" style:font-weight-asian="normal" style:font-weight-complex="normal"/>
    </style:style>
    <style:style style:name="T138" style:family="text">
      <style:text-properties fo:font-weight="normal" officeooo:rsid="007f771c" style:font-weight-asian="normal" style:font-weight-complex="normal"/>
    </style:style>
    <style:style style:name="T139" style:family="text">
      <style:text-properties fo:font-weight="normal" officeooo:rsid="0084bac7" style:font-weight-asian="normal" style:font-weight-complex="normal"/>
    </style:style>
    <style:style style:name="T140" style:family="text">
      <style:text-properties fo:font-weight="normal" officeooo:rsid="00b7cee6" style:font-weight-asian="normal" style:font-weight-complex="normal"/>
    </style:style>
    <style:style style:name="T141" style:family="text">
      <style:text-properties fo:font-weight="normal" officeooo:rsid="00ceb928" style:font-weight-asian="normal" style:font-weight-complex="normal"/>
    </style:style>
    <style:style style:name="T142" style:family="text">
      <style:text-properties fo:font-weight="normal" officeooo:rsid="00cefd74" style:font-weight-asian="normal" style:font-weight-complex="normal"/>
    </style:style>
    <style:style style:name="T143" style:family="text">
      <style:text-properties fo:font-weight="normal" officeooo:rsid="00d18c6d" style:font-weight-asian="normal" style:font-weight-complex="normal"/>
    </style:style>
    <style:style style:name="T144" style:family="text">
      <style:text-properties fo:font-weight="normal" officeooo:rsid="00d214cc" style:font-weight-asian="normal" style:font-weight-complex="normal"/>
    </style:style>
    <style:style style:name="T145" style:family="text">
      <style:text-properties fo:font-weight="normal" officeooo:rsid="00dbbbfc" style:font-weight-asian="normal" style:font-weight-complex="normal"/>
    </style:style>
    <style:style style:name="T146" style:family="text">
      <style:text-properties fo:font-weight="normal" officeooo:rsid="00dd3fdc" style:font-weight-asian="normal" style:font-weight-complex="normal"/>
    </style:style>
    <style:style style:name="T147" style:family="text">
      <style:text-properties officeooo:rsid="001a3c70"/>
    </style:style>
    <style:style style:name="T148" style:family="text">
      <style:text-properties officeooo:rsid="001ca30c"/>
    </style:style>
    <style:style style:name="T149" style:family="text">
      <style:text-properties officeooo:rsid="001ded5a"/>
    </style:style>
    <style:style style:name="T150" style:family="text">
      <style:text-properties officeooo:rsid="0020a40c"/>
    </style:style>
    <style:style style:name="T151" style:family="text">
      <style:text-properties officeooo:rsid="0022697b"/>
    </style:style>
    <style:style style:name="T152" style:family="text">
      <style:text-properties officeooo:rsid="002460bf"/>
    </style:style>
    <style:style style:name="T153" style:family="text">
      <style:text-properties officeooo:rsid="0024d5d7"/>
    </style:style>
    <style:style style:name="T154" style:family="text">
      <style:text-properties officeooo:rsid="002bb91d"/>
    </style:style>
    <style:style style:name="T155" style:family="text">
      <style:text-properties officeooo:rsid="002cdc5d"/>
    </style:style>
    <style:style style:name="T156" style:family="text">
      <style:text-properties officeooo:rsid="0030004f"/>
    </style:style>
    <style:style style:name="T157" style:family="text">
      <style:text-properties officeooo:rsid="00326b9a"/>
    </style:style>
    <style:style style:name="T158" style:family="text">
      <style:text-properties officeooo:rsid="003511ec"/>
    </style:style>
    <style:style style:name="T159" style:family="text">
      <style:text-properties officeooo:rsid="0036a9b8"/>
    </style:style>
    <style:style style:name="T160" style:family="text">
      <style:text-properties officeooo:rsid="00374ec5"/>
    </style:style>
    <style:style style:name="T161" style:family="text">
      <style:text-properties officeooo:rsid="00376f96"/>
    </style:style>
    <style:style style:name="T162" style:family="text">
      <style:text-properties officeooo:rsid="00389efc"/>
    </style:style>
    <style:style style:name="T163" style:family="text">
      <style:text-properties officeooo:rsid="003eeebd"/>
    </style:style>
    <style:style style:name="T164" style:family="text">
      <style:text-properties officeooo:rsid="0042753d"/>
    </style:style>
    <style:style style:name="T165" style:family="text">
      <style:text-properties officeooo:rsid="0042f4fd"/>
    </style:style>
    <style:style style:name="T166" style:family="text">
      <style:text-properties officeooo:rsid="0044eabd"/>
    </style:style>
    <style:style style:name="T167" style:family="text">
      <style:text-properties officeooo:rsid="0046afdd"/>
    </style:style>
    <style:style style:name="T168" style:family="text">
      <style:text-properties officeooo:rsid="004cf96b"/>
    </style:style>
    <style:style style:name="T169" style:family="text">
      <style:text-properties officeooo:rsid="0051b79d"/>
    </style:style>
    <style:style style:name="T170" style:family="text">
      <style:text-properties officeooo:rsid="005296ed"/>
    </style:style>
    <style:style style:name="T171" style:family="text">
      <style:text-properties officeooo:rsid="00576dcb"/>
    </style:style>
    <style:style style:name="T172" style:family="text">
      <style:text-properties officeooo:rsid="0058f198"/>
    </style:style>
    <style:style style:name="T173" style:family="text">
      <style:text-properties officeooo:rsid="005c4e3f"/>
    </style:style>
    <style:style style:name="T174" style:family="text">
      <style:text-properties officeooo:rsid="00606a22"/>
    </style:style>
    <style:style style:name="T175" style:family="text">
      <style:text-properties officeooo:rsid="0063507c"/>
    </style:style>
    <style:style style:name="T176" style:family="text">
      <style:text-properties officeooo:rsid="006c0a0d"/>
    </style:style>
    <style:style style:name="T177" style:family="text">
      <style:text-properties officeooo:rsid="006efad9"/>
    </style:style>
    <style:style style:name="T178" style:family="text">
      <style:text-properties officeooo:rsid="0072de5d"/>
    </style:style>
    <style:style style:name="T179" style:family="text">
      <style:text-properties officeooo:rsid="00756fb0"/>
    </style:style>
    <style:style style:name="T180" style:family="text">
      <style:text-properties officeooo:rsid="00782fba"/>
    </style:style>
    <style:style style:name="T181" style:family="text">
      <style:text-properties officeooo:rsid="0084bac7"/>
    </style:style>
    <style:style style:name="T182" style:family="text">
      <style:text-properties officeooo:rsid="0085ae2e"/>
    </style:style>
    <style:style style:name="T183" style:family="text">
      <style:text-properties officeooo:rsid="008ae249"/>
    </style:style>
    <style:style style:name="T184" style:family="text">
      <style:text-properties officeooo:rsid="008d5956"/>
    </style:style>
    <style:style style:name="T185" style:family="text">
      <style:text-properties officeooo:rsid="00917ffa"/>
    </style:style>
    <style:style style:name="T186" style:family="text">
      <style:text-properties officeooo:rsid="00957b7a"/>
    </style:style>
    <style:style style:name="T187" style:family="text">
      <style:text-properties officeooo:rsid="0096614f"/>
    </style:style>
    <style:style style:name="T188" style:family="text">
      <style:text-properties officeooo:rsid="00995e57"/>
    </style:style>
    <style:style style:name="T189" style:family="text">
      <style:text-properties officeooo:rsid="009b86a4"/>
    </style:style>
    <style:style style:name="T190" style:family="text">
      <style:text-properties officeooo:rsid="009d7887"/>
    </style:style>
    <style:style style:name="T191" style:family="text">
      <style:text-properties officeooo:rsid="009dc18b"/>
    </style:style>
    <style:style style:name="T192" style:family="text">
      <style:text-properties officeooo:rsid="00a2e696"/>
    </style:style>
    <style:style style:name="T193" style:family="text">
      <style:text-properties officeooo:rsid="00a5295e"/>
    </style:style>
    <style:style style:name="T194" style:family="text">
      <style:text-properties officeooo:rsid="00a6fbb0"/>
    </style:style>
    <style:style style:name="T195" style:family="text">
      <style:text-properties officeooo:rsid="00aae57a"/>
    </style:style>
    <style:style style:name="T196" style:family="text">
      <style:text-properties officeooo:rsid="00ac482f"/>
    </style:style>
    <style:style style:name="T197" style:family="text">
      <style:text-properties officeooo:rsid="00b2dca6"/>
    </style:style>
    <style:style style:name="T198" style:family="text">
      <style:text-properties officeooo:rsid="00b57c6e"/>
    </style:style>
    <style:style style:name="T199" style:family="text">
      <style:text-properties officeooo:rsid="00ba5f17"/>
    </style:style>
    <style:style style:name="T200" style:family="text">
      <style:text-properties officeooo:rsid="00befff0"/>
    </style:style>
    <style:style style:name="T201" style:family="text">
      <style:text-properties officeooo:rsid="00bff36a"/>
    </style:style>
    <style:style style:name="T202" style:family="text">
      <style:text-properties officeooo:rsid="00c26732"/>
    </style:style>
    <style:style style:name="T203" style:family="text">
      <style:text-properties officeooo:rsid="00c2cdc5"/>
    </style:style>
    <style:style style:name="T204" style:family="text">
      <style:text-properties officeooo:rsid="00c73c21"/>
    </style:style>
    <style:style style:name="T205" style:family="text">
      <style:text-properties officeooo:rsid="00ca85e6"/>
    </style:style>
    <style:style style:name="T206" style:family="text">
      <style:text-properties officeooo:rsid="00cc7369"/>
    </style:style>
    <style:style style:name="T207" style:family="text">
      <style:text-properties officeooo:rsid="00ceb928"/>
    </style:style>
    <style:style style:name="T208" style:family="text">
      <style:text-properties officeooo:rsid="00cefd74"/>
    </style:style>
    <style:style style:name="T209" style:family="text">
      <style:text-properties officeooo:rsid="00d214cc"/>
    </style:style>
    <style:style style:name="T210" style:family="text">
      <style:text-properties officeooo:rsid="00d25a26"/>
    </style:style>
    <style:style style:name="T211" style:family="text">
      <style:text-properties officeooo:rsid="000cadf2"/>
    </style:style>
    <style:style style:name="T212" style:family="text">
      <style:text-properties officeooo:rsid="00d5d15b"/>
    </style:style>
    <style:style style:name="T213" style:family="text">
      <style:text-properties officeooo:rsid="00e2c490"/>
    </style:style>
    <style:style style:name="T214" style:family="text">
      <style:text-properties officeooo:rsid="00e3733c"/>
    </style:style>
    <style:style style:name="T215" style:family="text">
      <style:text-properties officeooo:rsid="00e5f799"/>
    </style:style>
    <style:style style:name="T216" style:family="text">
      <style:text-properties officeooo:rsid="00e92b55"/>
    </style:style>
    <style:style style:name="T217" style:family="text">
      <style:text-properties style:text-outline="false" style:text-line-through-style="none" style:text-line-through-type="none" style:font-name="Liberation Serif" fo:language="ru" fo:country="RU" fo:font-style="normal" fo:text-shadow="none" style:text-underline-style="none" fo:font-weight="bold" officeooo:rsid="0064e780" style:font-style-asian="normal" style:font-weight-asian="bold" style:font-style-complex="normal" style:font-weight-complex="bold" style:text-overline-style="none" style:text-overline-color="font-color"/>
    </style:style>
    <style:style style:name="T218" style:family="text">
      <style:text-properties style:text-outline="false" style:text-line-through-style="none" style:text-line-through-type="none" style:font-name="Liberation Serif" fo:language="ru" fo:country="RU" fo:font-style="normal" fo:text-shadow="none" style:text-underline-style="none" fo:font-weight="bold" officeooo:rsid="00682e78" style:font-style-asian="normal" style:font-weight-asian="bold" style:font-style-complex="normal" style:font-weight-complex="bold" style:text-overline-style="none" style:text-overline-color="font-color"/>
    </style:style>
    <style:style style:name="T219" style:family="text">
      <style:text-properties officeooo:rsid="00ecb3a0"/>
    </style:style>
    <style:style style:name="T220" style:family="text">
      <style:text-properties officeooo:rsid="00f27afd"/>
    </style:style>
    <style:style style:name="T221" style:family="text">
      <style:text-properties officeooo:rsid="00f46843"/>
    </style:style>
    <style:style style:name="T222" style:family="text">
      <style:text-properties officeooo:rsid="00f612a9"/>
    </style:style>
    <style:style style:name="T223" style:family="text">
      <style:text-properties officeooo:rsid="00fc0870"/>
    </style:style>
    <style:style style:name="T224" style:family="text">
      <style:text-properties officeooo:rsid="01015c31"/>
    </style:style>
    <style:style style:name="T225" style:family="text">
      <style:text-properties officeooo:rsid="0103376c"/>
    </style:style>
    <style:style style:name="T226" style:family="text">
      <style:text-properties officeooo:rsid="0103b1da"/>
    </style:style>
    <style:style style:name="T227" style:family="text">
      <style:text-properties officeooo:rsid="0103ec1d"/>
    </style:style>
    <style:style style:name="T228" style:family="text">
      <style:text-properties officeooo:rsid="010530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<text:span text:style-name="T219">RM</text:span> <text:span text:style-name="T1">система «Волоколамск»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40">Клиентская БД</text:p>
            <text:p text:style-name="P231"><text:span text:style-name="T109"><text:s/>- </text:span><text:span text:style-name="T112">конвертация из формата </text:span><text:span text:style-name="T109">Excel </text:span><text:span text:style-name="T106">в формат принятой у нас БД (</text:span><text:span text:style-name="T109">MySQL</text:span><text:span text:style-name="T106">) 2ух таблиц клиентской БД</text:span></text:p>
            <text:p text:style-name="P231"><text:span text:style-name="T106"><text:s/>- </text:span><text:span text:style-name="T110">CRM </text:span><text:span text:style-name="T107">система для клиентской БД (операции </text:span><text:span text:style-name="T106">добавлени</text:span><text:span text:style-name="T107">я</text:span><text:span text:style-name="T106">, редактировани</text:span><text:span text:style-name="T107">я</text:span><text:span text:style-name="T106">, удаление </text:span><text:span text:style-name="T107">клиентов)</text:span></text:p>
            <text:p text:style-name="P231"><text:span text:style-name="T106">- </text:span><text:span text:style-name="T107">многостраничный поиск по клиентской БД и просмотр детальной информации по клиенту</text:span></text:p>
          </table:table-cell>
          <table:table-cell table:style-name="Таблица1.B1" office:value-type="string">
            <text:p text:style-name="P6">2 недели</text:p>
            <text:p text:style-name="P8">(2-15 декабря)</text:p>
          </table:table-cell>
        </table:table-row>
        <table:table-row>
          <table:table-cell table:style-name="Таблица1.A2" office:value-type="string">
            <text:p text:style-name="P156"><text:span text:style-name="T3">Р</text:span><text:span text:style-name="T136">абота по замечаниям из Волоколамска</text:span></text:p>
            <text:p text:style-name="P156"><text:span text:style-name="T136">- </text:span>скрипты для автоматического преобразования <text:span text:style-name="T134">значений </text:span>полей кол-во ключей и <text:span text:style-name="T134">с</text:span>им карт <text:span text:style-name="T134">в</text:span> наш формат</text:p>
            <text:p text:style-name="P157">- <text:span text:style-name="T134">добавление новых полей </text:span><text:span text:style-name="T2">отсутствующих в таблицах из </text:span><text:span text:style-name="T6">В</text:span><text:span text:style-name="T2">олоколамска: СМС информирование, статус Клиента, </text:span><text:span text:style-name="T24">email </text:span><text:span text:style-name="T2">клиента. </text:span><text:span text:style-name="T6">Интеграция их в процедуры, добавления, редактирования, детального просмотра.</text:span></text:p>
            <text:p text:style-name="P157"><text:span text:style-name="T6">- программа автоматического разб</text:span><text:span text:style-name="T18">ивания одного</text:span><text:span text:style-name="T6"> поля «ФИО Заказчика и Доверенных лиц» на поля ФИО Заказчика и 4-8 доверенных лиц с отдельным</text:span><text:span text:style-name="T7">и полями для их телефонов.</text:span></text:p>
            <text:p text:style-name="P157"><text:span text:style-name="T7">- С</text:span><text:span text:style-name="T25">MS </text:span><text:span text:style-name="T7">система для доверенных лиц(операции добавления новых доверенных лиц, редактирования, просмотра и удаления)</text:span></text:p>
            <text:p text:style-name="P157"><text:span text:style-name="T7">- добавления признаков СМС информирования, ответственных за эксплуатацию и вскрытие в С</text:span><text:span text:style-name="T25">MS </text:span><text:span text:style-name="T7">для доверенных лиц</text:span></text:p>
          </table:table-cell>
          <table:table-cell table:style-name="Таблица1.B2" office:value-type="string">
            <text:p text:style-name="P7">2 недели</text:p>
            <text:p text:style-name="P8">(16-30 декабря)</text:p>
          </table:table-cell>
        </table:table-row>
        <table:table-row>
          <table:table-cell table:style-name="Таблица1.A2" office:value-type="string">
            <text:p text:style-name="P241">Подготовка плана работ по Волоколамску</text:p>
          </table:table-cell>
          <table:table-cell table:style-name="Таблица1.B2" office:value-type="string">
            <text:p text:style-name="P19">7 <text:span text:style-name="T184">дней</text:span></text:p>
            <text:p text:style-name="P165"><text:span text:style-name="T38">(</text:span><text:span text:style-name="T35">9-</text:span><text:span text:style-name="T36">19</text:span><text:span text:style-name="T35"> января</text:span><text:span text:style-name="T38">)</text:span></text:p>
          </table:table-cell>
        </table:table-row>
        <table:table-row>
          <table:table-cell table:style-name="Таблица1.A2" office:value-type="string">
            <text:p text:style-name="P234">Заявки <text:span text:style-name="T149">в службы связанные с клиентом</text:span></text:p>
            <text:p text:style-name="P136">Отдельная таблица по заявкам</text:p>
            <text:p text:style-name="P119"><text:span text:style-name="T26">C</text:span><text:span text:style-name="T23">оздание</text:span> <text:span text:style-name="T148">клиентских </text:span>заявок в службы</text:p>
            <text:p text:style-name="P120"><text:span text:style-name="T155">О</text:span>тображение <text:span text:style-name="T148">клиентских </text:span>за<text:span text:style-name="T147">я</text:span>вок <text:span text:style-name="T151">отправленных и полученных из</text:span> служб <text:span text:style-name="T155">с разделением по 20/</text:span><text:span text:style-name="T27">40/80/120/240/</text:span><text:span text:style-name="T155">все. Дополнительно делаем многостраничное отображение по 40 заявок на странице для уменьшение времени загрузки страницы.</text:span></text:p>
            <text:p text:style-name="P128">Поиск по заявкам в службы</text:p>
            <text:p text:style-name="P126">Показ прочитанных/непрочитанных заявок</text:p>
            <text:p text:style-name="P126">Смена статуса <text:span text:style-name="T155">заявки</text:span> с прочитанной на непрочитанной</text:p>
            <text:p text:style-name="P99">Система комментариев к заявкам <text:span text:style-name="T154">в службы</text:span></text:p>
            <text:p text:style-name="P134">Отдельная таблица по комментариям</text:p>
            <text:p text:style-name="P136">Добавление комментариев к заявкам</text:p>
            <text:p text:style-name="P122">Вывод комментариев по заявкам</text:p>
            <text:p text:style-name="P141">Дизайн и оформление комментариев в красивом виде ФОРТИСА</text:p>
          </table:table-cell>
          <table:table-cell table:style-name="Таблица1.B2" office:value-type="string">
            <text:p text:style-name="P23">7 дней</text:p>
            <text:p text:style-name="P9"/>
            <text:p text:style-name="P163"><text:span text:style-name="T35">(20 января-<text:line-break/>2</text:span><text:span text:style-name="T40">8 января</text:span><text:span text:style-name="T35"> )</text:span></text:p>
            <text:p text:style-name="P9"/>
            <text:p text:style-name="P9"/>
          </table:table-cell>
        </table:table-row>
        <table:table-row>
          <table:table-cell table:style-name="Таблица1.A2" office:value-type="string">
            <text:p text:style-name="P97">Заявки в свободной форме</text:p>
            <text:p text:style-name="P123">Используют ту же таблицу для заявок</text:p>
            <text:p text:style-name="P123">Создание заявок в свободной форм<text:span text:style-name="T150">е</text:span></text:p>
            <text:p text:style-name="P169"><text:span text:style-name="T121">Дальше м</text:span><text:span text:style-name="T122">одифицируем</text:span><text:span text:style-name="T121"> функционал из заявок связанных с клиентами</text:span></text:p>
            <text:p text:style-name="P98">Заявки обрабатываемые техническим отделом</text:p>
            <text:p text:style-name="P175"><text:span text:style-name="T124">Отдельная таблица для технических</text:span><text:span text:style-name="T123"> заявок</text:span></text:p>
            <text:p text:style-name="P124">Добавление <text:span text:style-name="T165">новых полей </text:span>и обновление технической информации о заявке(<text:span text:style-name="T152">ФИО </text:span>техник<text:span text:style-name="T152">а</text:span>, дат<text:span text:style-name="T152">а</text:span> выезда техника, технический статус и другие поля)</text:p>
            <text:p text:style-name="P125">Отображение технической информации о заявке</text:p>
            <text:p text:style-name="P103">СМС св<text:span text:style-name="T162">яз</text:span>ь с прибором</text:p>
            <text:p text:style-name="P125">Отправка СМС на на прибор</text:p>
            <text:p text:style-name="P125"><text:soft-page-break/>Получение истории СМС с прибора</text:p>
          </table:table-cell>
          <table:table-cell table:style-name="Таблица1.B2" office:value-type="string">
            <text:p text:style-name="P10">8 <text:span text:style-name="T184">дней</text:span></text:p>
            <text:p text:style-name="P163"><text:span text:style-name="T35">(</text:span><text:span text:style-name="T40">29 января</text:span><text:span text:style-name="T35">-7 февраля)</text:span></text:p>
          </table:table-cell>
        </table:table-row>
        <table:table-row table:style-name="Таблица1.6">
          <table:table-cell table:style-name="Таблица1.A2" office:value-type="string">
            <text:p text:style-name="P309">Авторизация пользователей <text:span text:style-name="T29">CRM </text:span><text:span text:style-name="T224">(техники,менеджеры,юристы,склад и др.)</text:span><text:span text:style-name="T29">, </text:span><text:span text:style-name="T224">система прав пользователей</text:span></text:p>
            <text:p text:style-name="P117">Вход пользователей в систему по логину и паролю</text:p>
            <text:p text:style-name="P101">Администрирование пользователей</text:p>
            <text:p text:style-name="P117">- создание пользователей, </text:p>
            <text:p text:style-name="P118">- <text:span text:style-name="T183">шифрование паролей пользователей</text:span></text:p>
            <text:p text:style-name="P117">- <text:span text:style-name="T156">отображение зарегистрированных пользователей</text:span></text:p>
            <text:p text:style-name="P117">- изменение пароля <text:span text:style-name="T156">пользователю</text:span>, </text:p>
            <text:p text:style-name="P117">- удаление пользователей</text:p>
            <text:p text:style-name="P118">- <text:span text:style-name="T183">создание функционала для пользователя администратора, имеющего возможность войти под любым пользовательским логином с правами этого пользователя</text:span></text:p>
            <text:p text:style-name="P263">Система прав пользователей для доступа к разным функциям <text:span text:style-name="T23">CRM</text:span></text:p>
            <text:p text:style-name="P127">Защита от взлома, проверка наличия прав на выполнение каждой операции пользователем <text:span text:style-name="T23">CRM</text:span></text:p>
            <text:p text:style-name="P102">Ведение БД прав пользователей</text:p>
            <text:p text:style-name="P135">Система прав пользователей должна позволять администратору изменять доступ к разделам <text:span text:style-name="T23">CRM </text:span>для пользователей редактируя их права через <text:span text:style-name="T23">CRM</text:span></text:p>
            <text:p text:style-name="P128">- <text:span text:style-name="T157">добавление новых прав</text:span></text:p>
            <text:p text:style-name="P128">- <text:span text:style-name="T158">отображение имеющихся прав</text:span></text:p>
            <text:p text:style-name="P128">- <text:span text:style-name="T159">список пользователей с имеющимися правами</text:span></text:p>
            <text:p text:style-name="P159"><text:span text:style-name="T116">- </text:span><text:span text:style-name="T117">наделение и лишения прав пользователей на выполнение операций</text:span></text:p>
            <text:p text:style-name="P128">- <text:span text:style-name="T157">удаление прав</text:span></text:p>
            <text:p text:style-name="P224"><text:span text:style-name="T200">Точки входа в программу</text:span> для разных пользователей</text:p>
            <text:p text:style-name="P143">Точки входа для пользователей: Александр, Маркетинг, Склад, Техник, <text:span text:style-name="T201">Связь, </text:span>Юрист, Бухгалтер, Охрана</text:p>
            <text:p text:style-name="P261">Создание и раздача этим пользователям соответствующих прав</text:p>
            <text:p text:style-name="P276"><text:span text:style-name="T128">Интеграция системы заявок с системой авторизации. П</text:span><text:span text:style-name="T129">ревращение</text:span><text:span text:style-name="T128"> системы заявок в многопользовательскую, </text:span><text:span text:style-name="T129">в которой пользователи могут оправлять заявки в отделы друг друга и просматривать заявки своих отделов</text:span><text:span text:style-name="T128">.</text:span></text:p>
          </table:table-cell>
          <table:table-cell table:style-name="Таблица1.B2" office:value-type="string">
            <text:p text:style-name="P11"><text:span text:style-name="T21">3</text:span><text:span text:style-name="T23"> </text:span><text:span text:style-name="T1">недели</text:span></text:p>
            <text:p text:style-name="P14"><text:span text:style-name="T1">(</text:span><text:span text:style-name="T19">10 </text:span><text:span text:style-name="T1">февраля- </text:span></text:p>
            <text:p text:style-name="P161"><text:span text:style-name="T85">2</text:span><text:span text:style-name="T94"> марта)</text:span></text:p>
          </table:table-cell>
        </table:table-row>
        <table:table-row>
          <table:table-cell table:style-name="Таблица1.A2" office:value-type="string">
            <text:p text:style-name="P104">Плавающий информер</text:p>
            <text:p text:style-name="P130">- создание в правом нижнем углу плавающего информера <text:span text:style-name="T160">для всех пользователей</text:span></text:p>
            <text:p text:style-name="P130">- <text:span text:style-name="T158">отображение в нем числа новых заявок в службы для каждого пользователя</text:span></text:p>
            <text:p text:style-name="P158">Система напоминаний</text:p>
            <text:p text:style-name="P129"><text:span text:style-name="T23">- </text:span><text:span text:style-name="T158">создание напоминаний для каждого отдельного пользователя</text:span></text:p>
            <text:p text:style-name="P137">- добавление напоминаний в просмотр клиентов пользователю</text:p>
            <text:p text:style-name="P129">- <text:span text:style-name="T159">отображение экрана с напоминанием</text:span></text:p>
            <text:p text:style-name="P129">- <text:span text:style-name="T159">удаление напоминания пользователем</text:span></text:p>
          </table:table-cell>
          <table:table-cell table:style-name="Таблица1.B2" office:value-type="string">
            <text:p text:style-name="P12">3 дня</text:p>
            <text:p text:style-name="P161"><text:span text:style-name="T41">(</text:span><text:span text:style-name="T85">3</text:span><text:span text:style-name="T41">-</text:span><text:span text:style-name="T85">5</text:span><text:span text:style-name="T41"> марта)</text:span></text:p>
          </table:table-cell>
        </table:table-row>
        <table:table-row>
          <table:table-cell table:style-name="Таблица1.A2" office:value-type="string">
            <text:p text:style-name="P235">З<text:span text:style-name="T190">аполнение карточки клиента</text:span></text:p>
            <text:p text:style-name="P138">- добавление в БД дополнительных данных для договора(сведения о юр., лице паспортные данные заказчика)</text:p>
            <text:p text:style-name="P138">- обновление этих данных через форму для редактирование в карточке клиента</text:p>
            <text:p text:style-name="P138">- добавление в БД данных об объекте</text:p>
            <text:p text:style-name="P138">- обновление этих данных через форму для редактирование в карточке клиента</text:p>
            <text:p text:style-name="P139"><text:soft-page-break/>- добавление и отображение фотографий объекта </text:p>
            <text:p text:style-name="P139">- тревожная карточка объекта</text:p>
            <text:p text:style-name="P105">Шлейфы</text:p>
            <text:p text:style-name="P139">- отдельная таблица для шлейфов</text:p>
            <text:p text:style-name="P139">-добавление шлейфов, </text:p>
            <text:p text:style-name="P139">- редактирование</text:p>
            <text:p text:style-name="P139">- удаление</text:p>
            <text:p text:style-name="P139">- детальный просмотр всех шлейфов объекта</text:p>
            <text:p text:style-name="P160"><text:span text:style-name="T130">Система комментариев к к</text:span><text:span text:style-name="T131">лиентам</text:span></text:p>
            <text:p text:style-name="P232"><text:span text:style-name="T105">Добавление комментариев </text:span><text:span text:style-name="T108">к клиенту</text:span></text:p>
            <text:p text:style-name="P121">Вывод комментариев по <text:span text:style-name="T161">клиенту</text:span></text:p>
          </table:table-cell>
          <table:table-cell table:style-name="Таблица1.B2" office:value-type="string">
            <text:p text:style-name="P13">2 <text:span text:style-name="T185">недели</text:span></text:p>
            <text:p text:style-name="P161"><text:span text:style-name="T41">(</text:span><text:span text:style-name="T85">6</text:span><text:span text:style-name="T41">-</text:span><text:span text:style-name="T91">2</text:span><text:span text:style-name="T93">2</text:span><text:span text:style-name="T41"> марта)</text:span></text:p>
          </table:table-cell>
        </table:table-row>
        <table:table-row>
          <table:table-cell table:style-name="Таблица1.A2" office:value-type="string">
            <text:p text:style-name="P236">Документы</text:p>
            <text:p text:style-name="P131">- <text:span text:style-name="T164">схема хранения документов на сервере, отдельная таблица для файлов, в которой будут храниться название файла, статусы документов и комментарий</text:span></text:p>
            <text:p text:style-name="P131">- закачка документов на сервер</text:p>
            <text:p text:style-name="P131">- отображение <text:span text:style-name="T163">списка </text:span>закачанных документов на сервере, <text:span text:style-name="T163">их просмотр и скачивание</text:span></text:p>
            <text:p text:style-name="P131">- удаление документ<text:span text:style-name="T164">а</text:span> с сервера <text:span text:style-name="T164">и информации о нем из БД</text:span></text:p>
            <text:p text:style-name="P161"><text:span text:style-name="T118">- </text:span><text:span text:style-name="T120">о</text:span><text:span text:style-name="T119">тображение и изменение статуса у документов</text:span></text:p>
            <text:p text:style-name="P140">- добавление и отображение комментариев у документов</text:p>
          </table:table-cell>
          <table:table-cell table:style-name="Таблица1.B2" office:value-type="string">
            <text:p text:style-name="P16">неделя</text:p>
            <text:p text:style-name="P162"><text:span text:style-name="T42">(</text:span><text:span text:style-name="T86">2</text:span><text:span text:style-name="T93">3</text:span><text:span text:style-name="T42"> марта -</text:span><text:span text:style-name="T93">29</text:span><text:span text:style-name="T33"> </text:span><text:span text:style-name="T93">марта</text:span><text:span text:style-name="T42">)</text:span></text:p>
          </table:table-cell>
        </table:table-row>
        <table:table-row>
          <table:table-cell table:style-name="Таблица1.A2" office:value-type="string">
            <text:p text:style-name="P237">История операций</text:p>
            <text:p text:style-name="P132">- отдельная таблица для истории</text:p>
            <text:p text:style-name="P133">- <text:span text:style-name="T167">отображение истории операций</text:span></text:p>
            <text:p text:style-name="P132">- <text:span text:style-name="T167">добавления лога истории во все написанные до этого операции аналогично тому как это работает в Фортрисе</text:span></text:p>
          </table:table-cell>
          <table:table-cell table:style-name="Таблица1.B2" office:value-type="string">
            <text:p text:style-name="P15"><text:span text:style-name="T220">3</text:span> дня</text:p>
            <text:p text:style-name="P170"><text:span text:style-name="T43">(</text:span><text:span text:style-name="T75">30</text:span><text:span text:style-name="T44">-</text:span><text:span text:style-name="T75">1</text:span><text:span text:style-name="T43"> </text:span><text:span text:style-name="T54">апреля</text:span><text:span text:style-name="T43">)</text:span></text:p>
          </table:table-cell>
        </table:table-row>
        <table:table-row>
          <table:table-cell table:style-name="Таблица1.A2" office:value-type="string">
            <text:p text:style-name="P242">Ведение склада оборудования</text:p>
            <text:p text:style-name="P37">О<text:span text:style-name="T168">т</text:span>дельная <text:span text:style-name="T168">таблица для названий смет</text:span></text:p>
            <text:p text:style-name="P38">Отдельная таблица для оборудования</text:p>
            <text:p text:style-name="P42">Отдельная таблица для категорий оборудования</text:p>
            <text:p text:style-name="P44">Отдельная таблица для связи оборудования <text:span text:style-name="T169">с другими сметами через флажок «Дополнительно отображать в сметах»</text:span></text:p>
            <text:p text:style-name="P43">Отдельная таблица для курса валют</text:p>
            <text:p text:style-name="P83">Список смет</text:p>
            <text:p text:style-name="P38">Отображение списка смет</text:p>
            <text:p text:style-name="P40">Добавление и удаление смет</text:p>
            <text:p text:style-name="P40">Клонирование смет</text:p>
            <text:p text:style-name="P82">Оборудование в смете</text:p>
            <text:p text:style-name="P39">Перенос данных по оборудованию из <text:span text:style-name="T23">FORTIS</text:span></text:p>
            <text:p text:style-name="P41">Отображение оборудование в смете</text:p>
            <text:p text:style-name="P41">Фильтрация оборудования по категориям</text:p>
            <text:p text:style-name="P42">Поиск оборудование на странице</text:p>
            <text:p text:style-name="P40">Редактирование оборудования в смете</text:p>
            <text:p text:style-name="P40">Добавление оборудование в смету</text:p>
            <text:p text:style-name="P40">Удаление оборудования из сметы</text:p>
            <text:p text:style-name="P42">Связывание оборудование с другими сметами через флажок «Дополнительно отображать в сметах»</text:p>
            <text:p text:style-name="P43">Отображение курса валют</text:p>
            <text:p text:style-name="P43">Изменение курса валют</text:p>
            <text:p text:style-name="P84">Категории <text:span text:style-name="T172">оборудования</text:span></text:p>
            <text:p text:style-name="P46"><text:soft-page-break/>Создание категорий оборудования</text:p>
            <text:p text:style-name="P46">Редактирование категорий оборудовани<text:span text:style-name="T172">я</text:span></text:p>
            <text:p text:style-name="P47">Удаление категорий оборудования</text:p>
            <text:p text:style-name="P47">Отображение категорий оборудования</text:p>
          </table:table-cell>
          <table:table-cell table:style-name="Таблица1.B2" office:value-type="string">
            <text:p text:style-name="P17"><text:span text:style-name="T170">2</text:span> недели</text:p>
            <text:p text:style-name="P164"><text:span text:style-name="T37">(</text:span><text:span text:style-name="T75">2</text:span><text:span text:style-name="T37">-</text:span><text:span text:style-name="T75">15</text:span><text:span text:style-name="T37"> апреля)</text:span></text:p>
          </table:table-cell>
        </table:table-row>
        <table:table-row>
          <table:table-cell table:style-name="Таблица1.A2" office:value-type="string">
            <text:p text:style-name="P243">Осмечивание</text:p>
            <text:p text:style-name="P48">Отдельная таблица для хранения данных по смете</text:p>
            <text:p text:style-name="P35">Калькулятор сметы <text:span text:style-name="T173">с сохранением данных в БД</text:span></text:p>
            <text:p text:style-name="P35">Генератор документов по смете</text:p>
            <text:p text:style-name="P45">Генерация <text:span text:style-name="T171">технического задания/акта на установку системы видео наблюдения</text:span></text:p>
            <text:p text:style-name="P53">Редактирование сметы</text:p>
          </table:table-cell>
          <table:table-cell table:style-name="Таблица1.B2" office:value-type="string">
            <text:p text:style-name="P18"><text:span text:style-name="T225">7</text:span> дней</text:p>
            <text:p text:style-name="P165"><text:span text:style-name="T39">(</text:span><text:span text:style-name="T38">1</text:span><text:span text:style-name="T75">6</text:span><text:span text:style-name="T55"> апреля </text:span><text:span text:style-name="T38">- </text:span><text:span text:style-name="T70">2</text:span><text:span text:style-name="T75">6</text:span><text:span text:style-name="T38"> </text:span><text:span text:style-name="T75">апреля</text:span><text:span text:style-name="T39">)</text:span></text:p>
          </table:table-cell>
        </table:table-row>
        <table:table-row>
          <table:table-cell table:style-name="Таблица1.A2" office:value-type="string">
            <text:p text:style-name="P244"><text:span text:style-name="T175">Биллинг и л</text:span>ичный кабинет пользователя</text:p>
            <text:p text:style-name="P266">Создание личного кабинета пользователя</text:p>
            <text:p text:style-name="P265">Авторизация пользовател<text:span text:style-name="T175">ей</text:span> по номеру договора и одноразового смс пароля приходящего на телефон клиента</text:p>
            <text:p text:style-name="P262">Защита от взлома <text:span text:style-name="T221">при логине</text:span> <text:span text:style-name="T221">и пользовании личном кабинетом</text:span></text:p>
            <text:p text:style-name="P49">Профиль пользователя</text:p>
            <text:p text:style-name="P49">Приостановка охраны</text:p>
            <text:p text:style-name="P49">Запрос на изменение доверенных лиц</text:p>
            <text:p text:style-name="P49">Отправка обращения на <text:span text:style-name="T23">e-mail</text:span></text:p>
            <text:p text:style-name="P50"><text:span text:style-name="T174">Участие в б</text:span>онусн<text:span text:style-name="T174">ой</text:span> программ<text:span text:style-name="T174">е</text:span></text:p>
            <text:p text:style-name="P167"><text:span text:style-name="T78">Получение и обработка данных из 1С по бил</text:span><text:span text:style-name="T79">л</text:span><text:span text:style-name="T78">ингу</text:span></text:p>
            <text:p text:style-name="P49">Оплата онлайн <text:span text:style-name="T175">по договору</text:span></text:p>
            <text:p text:style-name="P66">Функционал кнопки «Создать онлайн управление прибором»</text:p>
            <text:p text:style-name="P67">Отправление смс сообщения клиенту из маркетинга</text:p>
            <text:p text:style-name="P75"><text:span text:style-name="T206">О</text:span>тправ<text:span text:style-name="T206">ить одноразовый пароль в смс клиенту (вкладка биллинг)</text:span></text:p>
          </table:table-cell>
          <table:table-cell table:style-name="Таблица1.B2" office:value-type="string">
            <text:p text:style-name="P166"><text:span text:style-name="T76">2,5</text:span><text:span text:style-name="T39"> недели</text:span></text:p>
            <text:p text:style-name="P166"><text:span text:style-name="T39">(</text:span><text:span text:style-name="T76">27 апреля</text:span><text:span text:style-name="T45"> м</text:span><text:span text:style-name="T56">ая</text:span><text:span text:style-name="T39">-</text:span><text:span text:style-name="T70">1</text:span><text:span text:style-name="T76">9</text:span><text:span text:style-name="T45"> </text:span><text:span text:style-name="T70">мая</text:span><text:span text:style-name="T39">)</text:span></text:p>
          </table:table-cell>
        </table:table-row>
        <table:table-row>
          <table:table-cell table:style-name="Таблица1.A2" office:value-type="string">
            <text:p text:style-name="P248"><text:span text:style-name="T217">Р</text:span><text:span text:style-name="T218">егистрация звонков</text:span><text:span text:style-name="T217"> клиента</text:span></text:p>
            <text:p text:style-name="P51">Отдельная таблица по звонкам клиента</text:p>
            <text:p text:style-name="P51">Автоматическая регистрация звонков с АТС</text:p>
            <text:p text:style-name="P52">Отображение списка звонков клиента</text:p>
            <text:p text:style-name="P52">Добавление входящих, исходящих, и недозвона в ручном режиме в БД</text:p>
            <text:p text:style-name="P52">Установление напоминания о звонке</text:p>
            <text:p text:style-name="P52">Просмотр детальной информации о звонке</text:p>
          </table:table-cell>
          <table:table-cell table:style-name="Таблица1.B2" office:value-type="string">
            <text:p text:style-name="P20"><text:span text:style-name="T222">3</text:span> дня</text:p>
            <text:p text:style-name="P278"><text:span text:style-name="T57">(</text:span><text:span text:style-name="T76">20</text:span><text:span text:style-name="T58"> -</text:span><text:span text:style-name="T70">2</text:span><text:span text:style-name="T76">2</text:span><text:span text:style-name="T57"> </text:span><text:span text:style-name="T76">мая</text:span><text:span text:style-name="T57">)</text:span></text:p>
          </table:table-cell>
        </table:table-row>
        <table:table-row>
          <table:table-cell table:style-name="Таблица1.A2" office:value-type="string">
            <text:p text:style-name="P249">Генерация договоров и актов</text:p>
            <text:p text:style-name="P225">Договор охраны</text:p>
            <text:p text:style-name="P225">Приложение 1</text:p>
            <text:p text:style-name="P225">Инструкция охранника</text:p>
            <text:p text:style-name="P225">Абонентская книжка</text:p>
            <text:p text:style-name="P225">Договор и АКТ монтажа</text:p>
            <text:p text:style-name="P225">Акт приема-передачи оборудования</text:p>
            <text:p text:style-name="P221">Документы юр. отдела</text:p>
            <text:p text:style-name="P226">Перечень охраняемых объектов</text:p>
            <text:p text:style-name="P226">Акт о начале оказания услуг</text:p>
            <text:p text:style-name="P226">Акт об ок<text:span text:style-name="T176">о</text:span>нчании оказания услуг</text:p>
            <text:p text:style-name="P226">Уведомление ОЛРР о начале оказания услуг</text:p>
            <text:p text:style-name="P226">Уведомление ОЛРР об окончании оказания услуг</text:p>
            <text:p text:style-name="P226">Сопроводительное письмо в ОЛРР</text:p>
            <text:p text:style-name="P226">Доп. соглашение — расторжение</text:p>
            <text:p text:style-name="P226"><text:soft-page-break/>Доп. соглашение - изменение абон. Платы</text:p>
            <text:p text:style-name="P226">Доп. соглашение - изменение смс-уведомлений</text:p>
            <text:p text:style-name="P226">Доп. соглашение - оставление ТК на период приостановки</text:p>
            <text:p text:style-name="P226">Письмо о расторжении договора</text:p>
          </table:table-cell>
          <table:table-cell table:style-name="Таблица1.B2" office:value-type="string">
            <text:p text:style-name="P21">4 дня</text:p>
            <text:p text:style-name="P279"><text:span text:style-name="T60">(</text:span><text:span text:style-name="T70">2</text:span><text:span text:style-name="T76">5</text:span><text:span text:style-name="T60"> - </text:span><text:span text:style-name="T76">28</text:span><text:span text:style-name="T45"> </text:span><text:span text:style-name="T76">мая</text:span><text:span text:style-name="T60">)</text:span></text:p>
          </table:table-cell>
        </table:table-row>
        <table:table-row>
          <table:table-cell table:style-name="Таблица1.A2" office:value-type="string">
            <text:p text:style-name="P222">Счет на оплату</text:p>
            <text:p text:style-name="P228">Отображение кнопки генерации счета только для юридических лиц при безналичной оплате</text:p>
            <text:p text:style-name="P227">Выбор сметы для генерации счета </text:p>
            <text:p text:style-name="P188">Отображение счета на оплату в отдельном окне</text:p>
            <text:p text:style-name="P188"><text:span text:style-name="T177">Генерация</text:span> счета <text:span text:style-name="T177">с печатью в документах клиента</text:span></text:p>
            <text:p text:style-name="P195">Генерация счета без печатей в документах клиента</text:p>
            <text:p text:style-name="P208">Генерация квитанции на оплату для физического лица</text:p>
            <text:p text:style-name="P251"><text:span text:style-name="T135">Карта клиента закончена</text:span> </text:p>
          </table:table-cell>
          <table:table-cell table:style-name="Таблица1.B2" office:value-type="string">
            <text:p text:style-name="P22"><text:span text:style-name="T207">2</text:span> дн<text:span text:style-name="T207">я</text:span></text:p>
            <text:p text:style-name="P280"><text:span text:style-name="T61">(</text:span><text:span text:style-name="T45">2</text:span><text:span text:style-name="T76">9 мая</text:span><text:span text:style-name="T59"> -</text:span><text:span text:style-name="T70">1</text:span><text:span text:style-name="T59"> июня</text:span><text:span text:style-name="T61">)</text:span></text:p>
          </table:table-cell>
        </table:table-row>
        <table:table-row>
          <table:table-cell table:style-name="Таблица1.A2" office:value-type="string">
            <text:p text:style-name="P229"><text:span text:style-name="T1">Перед отправлением клиентов на осмечивание, доустановку, монтаж, <text:s/>создаем навигационное всплывающее левое меню «</text:span><text:span text:style-name="T23">FORTIS</text:span><text:span text:style-name="T1">» для перемещения по этим разделам</text:span></text:p>
            <text:p text:style-name="P250"><text:span text:style-name="T1">Навигаци</text:span><text:span text:style-name="T17">онное меню </text:span>по <text:span text:style-name="T23">CRM</text:span></text:p>
            <text:p text:style-name="P168"><text:span text:style-name="T139">Программирование</text:span><text:span text:style-name="T138"> левого всплывающего меню </text:span><text:span text:style-name="T139">для навигации</text:span></text:p>
            <text:p text:style-name="P220"><text:span text:style-name="T139">Д</text:span><text:span text:style-name="T137">инамическая генерация пунктов меню в зависимости от прав пользователей</text:span></text:p>
            <text:p text:style-name="P223"><text:span text:style-name="T187">Запросы на о</text:span>тображение разделов<text:span text:style-name="T23"> CRM</text:span><text:span text:style-name="T1"> в </text:span>зависимости от пункта меню <text:span text:style-name="T182">для отдела маркетинг</text:span></text:p>
            <text:p text:style-name="P168"><text:span text:style-name="T4">К</text:span><text:span text:style-name="T5">лиенты</text:span></text:p>
            <text:p text:style-name="P168"><text:span text:style-name="T8">Новые к</text:span><text:span text:style-name="T9">лиенты</text:span></text:p>
            <text:p text:style-name="P189">Повторные </text:p>
            <text:p text:style-name="P189">Осмечивание</text:p>
            <text:p text:style-name="P190">Готовые на монтаж</text:p>
            <text:p text:style-name="P190">Назначен монтаж</text:p>
            <text:p text:style-name="P190">Смонтированные</text:p>
            <text:p text:style-name="P191">Планируемые монтажи <text:span text:style-name="T193">и д</text:span>оустановки</text:p>
            <text:p text:style-name="P190">Переданные</text:p>
            <text:p text:style-name="P190">Возврат</text:p>
            <text:p text:style-name="P190">Физ. посты</text:p>
            <text:p text:style-name="P191">Расторжение</text:p>
            <text:p text:style-name="P191">Истекшие ФП</text:p>
            <text:p text:style-name="P209">Заявки в отделы</text:p>
            <text:p text:style-name="P192">Текущие заявки</text:p>
            <text:p text:style-name="P192">Создать заявку к клиенту</text:p>
            <text:p text:style-name="P192">Создать заявку в свободной форме</text:p>
            <text:p text:style-name="P212"><text:span text:style-name="T181">Н</text:span>апоминания</text:p>
            <text:p text:style-name="P212"/>
          </table:table-cell>
          <table:table-cell table:style-name="Таблица1.B2" office:value-type="string">
            <text:p text:style-name="P267">3 <text:span text:style-name="T226">дня</text:span></text:p>
            <text:p text:style-name="P281"><text:span text:style-name="T62">(</text:span><text:span text:style-name="T59">2</text:span><text:span text:style-name="T62">-</text:span><text:span text:style-name="T87">4</text:span><text:span text:style-name="T62"> июня)</text:span></text:p>
          </table:table-cell>
        </table:table-row>
        <table:table-row>
          <table:table-cell table:style-name="Таблица1.A2" office:value-type="string">
            <text:p text:style-name="P308"><text:span text:style-name="T192">Завершение раздела с</text:span>клад</text:p>
            <text:p text:style-name="P293">Утверждение смет на складе</text:p>
            <text:p text:style-name="P298">Отображение списка клиентов <text:span text:style-name="T179">на складе </text:span>для утверждения смет</text:p>
            <text:p text:style-name="P300">Отображение <text:span text:style-name="T178">спи</text:span>ска клиентов <text:span text:style-name="T182">на складе </text:span>на доустановку</text:p>
            <text:p text:style-name="P299">Отправить смету <text:span text:style-name="T182">для</text:span> утверждение на склад</text:p>
            <text:p text:style-name="P301">Создание сметы доустановки и отправление ее на склад</text:p>
            <text:p text:style-name="P299">Отказ в утверждении сметы <text:span text:style-name="T182">складом </text:span>с комментарием</text:p>
            <text:p text:style-name="P302">Подтверждение сметы <text:span text:style-name="T182">складом </text:span>с комментарием</text:p>
            <text:p text:style-name="P299">Автономное подтверждение сметы менеджером без согласования со складом</text:p>
            <text:p text:style-name="P303"><text:soft-page-break/>Отзыв<text:span text:style-name="T179">(отмена)</text:span> сметы <text:span text:style-name="T180">менеджером </text:span>с утверждения на складе</text:p>
            <text:p text:style-name="P304">Список объектов <text:span text:style-name="T192">для</text:span> выдач<text:span text:style-name="T192">и</text:span> оборудования</text:p>
            <text:p text:style-name="P304">Простановка отметки, что оборудование технику выдано</text:p>
            <text:p text:style-name="P294"><text:span text:style-name="T187">Запросы на о</text:span>тображение разделов<text:span text:style-name="T23"> CRM</text:span> в зависимости от пункта меню <text:span text:style-name="T182">для отдела склад</text:span></text:p>
            <text:p text:style-name="P295">Работа со сметами</text:p>
            <text:p text:style-name="P305">Ожидающие монтаж</text:p>
            <text:p text:style-name="P305">Ожидающие доуст.</text:p>
            <text:p text:style-name="P305">Откл. Монтаж</text:p>
            <text:p text:style-name="P305">Откл. Доустановки</text:p>
            <text:p text:style-name="P305">Подтв. монтажи</text:p>
            <text:p text:style-name="P305">Подтв. Доустановки</text:p>
            <text:p text:style-name="P306">Смонтированные</text:p>
            <text:p text:style-name="P306">Доустановленные</text:p>
            <text:p text:style-name="P296">Редактор смет</text:p>
            <text:p text:style-name="P297">Заявки в отделы</text:p>
            <text:p text:style-name="P307">Текущие заявки</text:p>
            <text:p text:style-name="P307">Создать заявку к клиенту</text:p>
            <text:p text:style-name="P307">Создать заявку в свободной форме</text:p>
            <text:p text:style-name="P292"><text:span text:style-name="T181">Пункт Н</text:span>апоминания</text:p>
          </table:table-cell>
          <table:table-cell table:style-name="Таблица1.B2" office:value-type="string">
            <text:p text:style-name="P273">н<text:span text:style-name="T186">еделя</text:span></text:p>
            <text:p text:style-name="P282"><text:span text:style-name="T63">(</text:span><text:span text:style-name="T65">5</text:span><text:span text:style-name="T63">-</text:span><text:span text:style-name="T64">1</text:span><text:span text:style-name="T76">1</text:span><text:span text:style-name="T63"> </text:span><text:span text:style-name="T67">и</text:span><text:span text:style-name="T76">юня</text:span><text:span text:style-name="T63">)</text:span></text:p>
          </table:table-cell>
        </table:table-row>
        <table:table-row>
          <table:table-cell table:style-name="Таблица1.A2" office:value-type="string">
            <text:p text:style-name="P56">Перед планированием монтажей нужно сделать отдел связи для выбора монтажником симкарт <text:span text:style-name="T189">при монтаже</text:span></text:p>
            <text:p text:style-name="P245">Отдел связи</text:p>
            <text:p text:style-name="P55">Отдельная таблица для симкард</text:p>
            <text:p text:style-name="P60">Поиск по клиентской БД</text:p>
            <text:p text:style-name="P60">Многостраничное отображение результатов поиска</text:p>
            <text:p text:style-name="P61">Отображение неотработанных отделом связи клиентов</text:p>
            <text:p text:style-name="P61">Перевод клиентов из неотработанных в отработанные</text:p>
            <text:p text:style-name="P85">Резерв симкард</text:p>
            <text:p text:style-name="P55">Добавление новой симкарты в резерв</text:p>
            <text:p text:style-name="P55">Отображение списка симкард <text:span text:style-name="T188">из резерва</text:span></text:p>
            <text:p text:style-name="P56">Удаления симкард из резерва</text:p>
            <text:p text:style-name="P56">Передача технику <text:span text:style-name="T190">сим</text:span>карты из резерва</text:p>
            <text:p text:style-name="P86">Учет симкард у техников</text:p>
            <text:p text:style-name="P57">Отображение списка техников</text:p>
            <text:p text:style-name="P57">Вывод списка симкард конкретного техника</text:p>
            <text:p text:style-name="P57">Удаление симкарты у техника</text:p>
            <text:p text:style-name="P57">Передача симкарт<text:span text:style-name="T190">ы</text:span> от техника к технику и в резерв</text:p>
            <text:p text:style-name="P59">Блокировка/разблокировка симкард</text:p>
            <text:p text:style-name="P87"><text:span text:style-name="T187">Запросы на о</text:span>тображение разделов<text:span text:style-name="T23"> CRM</text:span> в зависимости от пункта меню <text:span text:style-name="T182">для отдела связь</text:span></text:p>
            <text:p text:style-name="P88">Клиенты</text:p>
            <text:p text:style-name="P57">Новые монтажи</text:p>
            <text:p text:style-name="P57">Физ. Посты</text:p>
            <text:p text:style-name="P57">Замена Сим</text:p>
            <text:p text:style-name="P57">Приостановка</text:p>
            <text:p text:style-name="P57">Расторжение</text:p>
            <text:p text:style-name="P92">Поиск по клиентской БД</text:p>
            <text:p text:style-name="P91">Резерв симкард</text:p>
            <text:p text:style-name="P91">Симкарты у техников</text:p>
            <text:p text:style-name="P210">Заявки в отделы</text:p>
            <text:p text:style-name="P193"><text:soft-page-break/>Текущие заявки</text:p>
            <text:p text:style-name="P193">Создать заявку к клиенту</text:p>
            <text:p text:style-name="P193">Создать заявку в свободной форме</text:p>
            <text:p text:style-name="P271"><text:span text:style-name="T181">Н</text:span>апоминания</text:p>
            <text:p text:style-name="P264">Внесение изменений по кор<text:span text:style-name="T153">р</text:span>ект<text:span text:style-name="T153">и</text:span>ровкам Волоколамска</text:p>
          </table:table-cell>
          <table:table-cell table:style-name="Таблица1.B2" office:value-type="string">
            <text:p text:style-name="P24"><text:span text:style-name="T191">2 </text:span>недел<text:span text:style-name="T191">и</text:span></text:p>
            <text:p text:style-name="P283"><text:span text:style-name="T66">(1</text:span><text:span text:style-name="T76">5</text:span><text:span text:style-name="T67"> июня</text:span><text:span text:style-name="T66">-2</text:span><text:span text:style-name="T76">8</text:span><text:span text:style-name="T66"> и</text:span><text:span text:style-name="T67">ю</text:span><text:span text:style-name="T76">н</text:span><text:span text:style-name="T67">я</text:span><text:span text:style-name="T66">)</text:span></text:p>
          </table:table-cell>
        </table:table-row>
        <table:table-row>
          <table:table-cell table:style-name="Таблица1.A2" office:value-type="string">
            <text:p text:style-name="P252">Планирование монтажей <text:span text:style-name="T201">в маркетинге</text:span></text:p>
            <text:p text:style-name="P196">Выбор сметы и техника для монтажа</text:p>
            <text:p text:style-name="P198">Отдельная таблица для графиков монтажей и доустановок</text:p>
            <text:p text:style-name="P63">Выбор даты и отображение списка монтажей и доустановок по этой дате при планировании монтажа</text:p>
            <text:p text:style-name="P198">Добавление нового монтажа</text:p>
            <text:p text:style-name="P171"><text:span text:style-name="T11">О</text:span><text:span text:style-name="T10">тправление</text:span><text:span text:style-name="T11"> СМС клиенту </text:span><text:span text:style-name="T10">о запланированном монтаже</text:span></text:p>
            <text:p text:style-name="P213">Планирование доустановок</text:p>
            <text:p text:style-name="P197"><text:s/>(Маркетинг→клиентская база→доустановки→запланировать доустановку)</text:p>
            <text:p text:style-name="P174"><text:span text:style-name="T80">Выбор даты и отображение списка монтажей и доустановок по этой дате при планировании д</text:span><text:span text:style-name="T81">оустановки</text:span></text:p>
            <text:p text:style-name="P199">Добавление ново<text:span text:style-name="T196">й</text:span> <text:span text:style-name="T196">доустановки</text:span></text:p>
            <text:p text:style-name="P62">О<text:span text:style-name="T194">тправление</text:span> СМС клиенту <text:span text:style-name="T194">о запланированной доустановки</text:span></text:p>
            <text:p text:style-name="P172"><text:span text:style-name="T96">Функционал для пункта меню в маркетинге</text:span><text:span text:style-name="T80"> </text:span><text:span text:style-name="T96">«Планируемые монтажи и доустановки»</text:span></text:p>
            <text:p text:style-name="P63">Выбор даты и отображение списка монтажей и доустановок <text:span text:style-name="T194">в таблице </text:span>по этой дате</text:p>
            <text:p text:style-name="P173">Функционал пункта меню в маркетинге «Смонтированные»</text:p>
            <text:p text:style-name="P64">Функционал пункт<text:span text:style-name="T195">ов</text:span> меню в <text:span text:style-name="T195">складе</text:span> «Смонтированные» <text:span text:style-name="T195">и »Доустановленные»</text:span></text:p>
          </table:table-cell>
          <table:table-cell table:style-name="Таблица1.B2" office:value-type="string">
            <text:p text:style-name="P65">неделя</text:p>
            <text:p text:style-name="P284"><text:span text:style-name="T88">(</text:span><text:span text:style-name="T95">26 июня </text:span><text:span text:style-name="T88">-</text:span><text:span text:style-name="T95">5</text:span><text:span text:style-name="T88"> июля)</text:span></text:p>
          </table:table-cell>
        </table:table-row>
        <table:table-row>
          <table:table-cell table:style-name="Таблица1.A2" office:value-type="string">
            <text:p text:style-name="P253">Технический отдел</text:p>
            <text:p text:style-name="P216">Отображение <text:span text:style-name="T196">запланированных монтажей и доустановок для техника</text:span></text:p>
            <text:p text:style-name="P200">Форма для добавления нового монтажа техником</text:p>
            <text:p text:style-name="P200">Добавление в форме новых шлейфов техником</text:p>
            <text:p text:style-name="P200">Удаление шлейфов техником</text:p>
            <text:p text:style-name="P201">Добавление нового монтажа или доустановки</text:p>
            <text:p text:style-name="P205">Загрузка фотографий объекта</text:p>
            <text:p text:style-name="P214">Интерфейс старшего техника</text:p>
            <text:p text:style-name="P202">Отображение всех поступивших технических заявок</text:p>
            <text:p text:style-name="P202">Назначение техников в том числе и себя на выполнение технических заявок</text:p>
            <text:p text:style-name="P205">Печать заказ наряда</text:p>
            <text:p text:style-name="P215">Отработка техником заявки</text:p>
            <text:p text:style-name="P203">Ф<text:span text:style-name="T197">орма для заполнения техником о неисправности</text:span></text:p>
            <text:p text:style-name="P204">Отображение в этой форме других заявок о неисправности этого же объекта</text:p>
            <text:p text:style-name="P204">Отображение комментариев техников к предыдущей заявке при нажатии на них</text:p>
            <text:p text:style-name="P204">Добавление новых шлейфов в заявке</text:p>
            <text:p text:style-name="P204">Удаление имеющихся шлейфов в заявке</text:p>
            <text:p text:style-name="P204">Отправление отчета о проделанной работе по <text:s/>заявке</text:p>
            <text:p text:style-name="P205">Загрузка фотографий объекта</text:p>
            <text:p text:style-name="P217">Техническая история <text:span text:style-name="T198">о объекте</text:span> (карточка клиента→Доп. Данные)</text:p>
            <text:p text:style-name="P218">Напоминания</text:p>
            <text:p text:style-name="P218">Учет проделанной работы техников</text:p>
            <text:p text:style-name="P178"><text:span text:style-name="T12">Статистика по кол-ву заявок, результаты обработки заявок, кол-ву и типу неисправностей, монтажей, доустановок </text:span><text:span text:style-name="T13">(</text:span><text:span text:style-name="T15">В ФОРТИСЕ </text:span><text:span text:style-name="T13">Технический </text:span><text:soft-page-break/><text:span text:style-name="T13">отдел→отчеты→</text:span><text:span text:style-name="T14">общий отчет) </text:span><text:span text:style-name="T16">за произвольный период времени</text:span></text:p>
          </table:table-cell>
          <table:table-cell table:style-name="Таблица1.B2" office:value-type="string">
            <text:p text:style-name="P25"><text:span text:style-name="T200">3</text:span> недели</text:p>
            <text:p text:style-name="P176"><text:span text:style-name="T46">(3</text:span><text:span text:style-name="T67"> </text:span><text:span text:style-name="T68">августа </text:span><text:span text:style-name="T46">-</text:span><text:span text:style-name="T76">23</text:span><text:span text:style-name="T46"> </text:span><text:span text:style-name="T68">сентября</text:span><text:span text:style-name="T46">)</text:span></text:p>
          </table:table-cell>
        </table:table-row>
        <table:table-row>
          <table:table-cell table:style-name="Таблица1.A2" office:value-type="string">
            <text:p text:style-name="P243"><text:span text:style-name="T181">Интеграция</text:span> с пультом <text:span text:style-name="T181">охраны</text:span></text:p>
            <text:p text:style-name="P36">Редактирование запрета для изме<text:span text:style-name="T165">не</text:span>ния данных на пульте после изменения в <text:span text:style-name="T23">CRM </text:span><text:span text:style-name="T166">(раздел «Объект» →</text:span><text:span text:style-name="T28"> “</text:span><text:span text:style-name="T166">Изменить данные объекта</text:span><text:span text:style-name="T28">”-&gt;”</text:span>Управление <text:span text:style-name="T23">AIP </text:span>интеграцией<text:span text:style-name="T28">” </text:span><text:span text:style-name="T166">Фортиса)</text:span></text:p>
            <text:p text:style-name="P54">Изучение как работает Андромеда</text:p>
            <text:p text:style-name="P54">Преобразование данных в формат принятой в Андромеде</text:p>
            <text:p text:style-name="P68">Отправление данных <text:span text:style-name="T166">клиента</text:span> на пульт охраны</text:p>
            <text:p text:style-name="P219">Монтажи внешней организацией</text:p>
            <text:p text:style-name="P206">Добавление в меню маркетинга пункта «Монтажные организации»</text:p>
            <text:p text:style-name="P206">Отдельная таблица для монтажных организаций</text:p>
            <text:p text:style-name="P206">Добавление новой организации</text:p>
            <text:p text:style-name="P206">Редактирование</text:p>
            <text:p text:style-name="P206">Удаление организации</text:p>
            <text:p text:style-name="P206">Отображения списка монтажных организаций</text:p>
            <text:p text:style-name="P207">Выбор клиентом монтажной организации для монтажа</text:p>
            <text:p text:style-name="P69">Сохранение данных о монтаже</text:p>
            <text:p text:style-name="P76">Отправление данных на пульт и создание там клиента</text:p>
            <text:p text:style-name="P180"><text:span text:style-name="T103">И</text:span><text:span text:style-name="T102">нтеграция </text:span><text:span text:style-name="T103">с </text:span><text:span text:style-name="T102">з</text:span><text:span text:style-name="T104">а</text:span><text:span text:style-name="T102">явками в дежурную часть </text:span><text:span text:style-name="T34">CRM FORTIS</text:span></text:p>
            <text:p text:style-name="P77"><text:span text:style-name="T210">О</text:span>тправлени<text:span text:style-name="T210">я</text:span> заявок в дежурную часть <text:span text:style-name="T210">в </text:span><text:span text:style-name="T30">CRM FORTIS</text:span></text:p>
            <text:p text:style-name="P77"><text:span text:style-name="T210">О</text:span>тображение полученных ответов <text:span text:style-name="T210">из дежурной части</text:span></text:p>
            <text:p text:style-name="P78">отчет дежурной части по тревогам(отчет оперативного дежурного)</text:p>
          </table:table-cell>
          <table:table-cell table:style-name="Таблица1.B2" office:value-type="string">
            <text:p text:style-name="P26"><text:span text:style-name="T209">2 н</text:span>едел<text:span text:style-name="T205">и</text:span></text:p>
            <text:p text:style-name="Text_20_body">(<text:span text:style-name="T226">24</text:span> <text:span text:style-name="T202">августа </text:span>-<text:span text:style-name="T22">6</text:span> сентября<text:span text:style-name="T202">)</text:span></text:p>
          </table:table-cell>
        </table:table-row>
        <table:table-row table:style-name="Таблица1.23">
          <table:table-cell table:style-name="Таблица1.A2" office:value-type="string">
            <text:p text:style-name="P254">Юридический отдел</text:p>
            <text:p text:style-name="P179"><text:span text:style-name="T97">Запросы на о</text:span><text:span text:style-name="T98">тображение к</text:span><text:span text:style-name="T99">лиентов</text:span><text:span text:style-name="T98"> в зависимости от пункта меню </text:span><text:span text:style-name="T100">для </text:span><text:span text:style-name="T101">ю</text:span><text:span text:style-name="T99">ридического о</text:span><text:span text:style-name="T100">тдела</text:span></text:p>
            <text:p text:style-name="P89">Клиенты</text:p>
            <text:p text:style-name="P58">П<text:span text:style-name="T203">ерезаключения</text:span></text:p>
            <text:p text:style-name="P72">Расторжения</text:p>
            <text:p text:style-name="P58">Новые неподписанные договора</text:p>
            <text:p text:style-name="P58">Физ.посты в процессе подготовки док-тов</text:p>
            <text:p text:style-name="P58">Снимающиеся физ. Посты</text:p>
            <text:p text:style-name="P58">Физ. посты без договоров</text:p>
            <text:p text:style-name="P95">Работа с должниками</text:p>
            <text:p text:style-name="P73">Заблокированные </text:p>
            <text:p text:style-name="P73">Разблокированные</text:p>
            <text:p text:style-name="P74">Претензионная работа</text:p>
            <text:p text:style-name="P93">Поиск по клиентской БД</text:p>
            <text:p text:style-name="P211">Заявки в отделы</text:p>
            <text:p text:style-name="P194">Текущие заявки</text:p>
            <text:p text:style-name="P194">Создать заявку к клиенту</text:p>
            <text:p text:style-name="P194">Создать заявку в свободной форме</text:p>
            <text:p text:style-name="P90"><text:span text:style-name="T181">Н</text:span>апоминания</text:p>
            <text:p text:style-name="P147"/>
            <text:p text:style-name="P233"><text:span text:style-name="T111">М</text:span><text:span text:style-name="T113">ногостраничный поиск по клиентской БД и просмотр детальной информации по клиенту</text:span></text:p>
            <text:p text:style-name="P233"><text:span text:style-name="T115">Р</text:span><text:span text:style-name="T114">асторжение договора с клиентом</text:span></text:p>
            <text:p text:style-name="P147">Автоматическая создание заявки в технический отдел на удаление клиента</text:p>
            <text:p text:style-name="P148">После подтверждения из технического отдела удаляем на пульту клиента</text:p>
            <text:p text:style-name="P150">Отправление заявки в отдел связи о блокировки симки клиента</text:p>
            <text:p text:style-name="P106">Приостановка обслуживание клиентов <text:span text:style-name="T208">по их заявлению</text:span></text:p>
            <text:p text:style-name="P177"><text:soft-page-break/><text:span text:style-name="T125">Заявку для техотдела не создаем, только сообщаем пульту о приостановка обслуживание клиента, </text:span><text:span text:style-name="T126">и за</text:span><text:span text:style-name="T127">п</text:span><text:span text:style-name="T126">исываем в таблицу фортиса даные о приостановке, чтобы робот фортиса потом сделал приостановку</text:span></text:p>
            <text:p text:style-name="P149">Отправление заявки в отдел связи о блокировки симки клиента</text:p>
            <text:p text:style-name="P107"><text:span text:style-name="T140">О</text:span><text:span text:style-name="T137">тправление заявки в техотдел о времени </text:span><text:span text:style-name="T141">окончании приостановки</text:span><text:span text:style-name="T137"> клиента</text:span></text:p>
            <text:p text:style-name="P109">Работа с должниками</text:p>
            <text:p text:style-name="P146">Блокировка за неуплату</text:p>
            <text:p text:style-name="P112"><text:span text:style-name="T140">О</text:span><text:span text:style-name="T137">тправка заявки в техотдел о блокировке</text:span></text:p>
            <text:p text:style-name="P151">Из техотдела <text:span text:style-name="T209">при нажатии на подтверждении блокировки</text:span>:</text:p>
            <text:p text:style-name="P112"><text:span text:style-name="T137"><text:s/>- о</text:span><text:span text:style-name="T140">тправление заявки в отдел связи о блокировки симки клиента</text:span></text:p>
            <text:p text:style-name="P111"><text:span text:style-name="T140"><text:s/>- </text:span><text:span text:style-name="T143">отправлени</text:span><text:span text:style-name="T144">е</text:span><text:span text:style-name="T143"> </text:span><text:span text:style-name="T137">на пульт команды о блокировке</text:span></text:p>
            <text:p text:style-name="P111"><text:span text:style-name="T137"><text:s/>- </text:span><text:span text:style-name="T143">отправлени</text:span><text:span text:style-name="T144">е</text:span><text:span text:style-name="T143"> заявки в дежурную часть о блокировки</text:span></text:p>
            <text:p text:style-name="P110"><text:span text:style-name="T140">Г</text:span><text:span text:style-name="T137">енерация квитанции на оплату для физического лица</text:span></text:p>
            <text:p text:style-name="P146">Генерация досудебной претензии</text:p>
            <text:p text:style-name="P110"><text:span text:style-name="T140">Р</text:span><text:span text:style-name="T137">азблокировка клиента</text:span></text:p>
            <text:p text:style-name="P108"><text:span text:style-name="T140">Отправление заявки в отдел связи о </text:span><text:span text:style-name="T142">раз</text:span><text:span text:style-name="T140">блокировки симки клиента</text:span></text:p>
            <text:p text:style-name="P110"><text:span text:style-name="T140">О</text:span><text:span text:style-name="T137">тправление заявки в тех отдел о разблокировки</text:span></text:p>
            <text:p text:style-name="P113">Претензионная работа</text:p>
            <text:p text:style-name="P144">Отображение списка клиентов для претензионной работы</text:p>
            <text:p text:style-name="P230"><text:span text:style-name="T133">Многостраничный п</text:span><text:span text:style-name="T132">оиск </text:span><text:span text:style-name="T133">по БД клиентов</text:span></text:p>
            <text:p text:style-name="P144">Оправление ПР с уведомлением</text:p>
            <text:p text:style-name="P144">Отправление ПР</text:p>
            <text:p text:style-name="P144">Вручение в руки</text:p>
            <text:p text:style-name="P144">Отметить как завершенное по оплате</text:p>
            <text:p text:style-name="P145">Удалить претензию</text:p>
          </table:table-cell>
          <table:table-cell table:style-name="Таблица1.B2" office:value-type="string">
            <text:p text:style-name="P27"><text:span text:style-name="T209">3 н</text:span>едел<text:span text:style-name="T209">и</text:span></text:p>
            <text:p text:style-name="P180"><text:span text:style-name="T69">(</text:span><text:span text:style-name="T89">7 </text:span><text:span text:style-name="T92">сентября </text:span><text:span text:style-name="T69">-</text:span><text:span text:style-name="T90">2</text:span><text:span text:style-name="T95">7</text:span><text:span text:style-name="T69"> с</text:span><text:span text:style-name="T76">ентября</text:span><text:span text:style-name="T69">)</text:span></text:p>
          </table:table-cell>
        </table:table-row>
        <table:table-row>
          <table:table-cell table:style-name="Таблица1.A2" office:value-type="string">
            <text:p text:style-name="P238">Бухгалтерия</text:p>
            <text:p text:style-name="P142">Сводный отчет о приостановках, <text:span text:style-name="T204">расторжениях</text:span></text:p>
            <text:p text:style-name="P246">Отдел охраны</text:p>
            <text:p text:style-name="P70">Добавление новых сотрудников</text:p>
            <text:p text:style-name="P70">Редактирование</text:p>
            <text:p text:style-name="P70">Удаление</text:p>
            <text:p text:style-name="P70">Отображение списка сотрудников</text:p>
            <text:p text:style-name="P70">Детальное отображение информации о сотруднике</text:p>
            <text:p text:style-name="P94">Составление графиков по постам <text:span text:style-name="T199">и ГБР</text:span></text:p>
            <text:p text:style-name="P71">Отображение графиков работы сотрудников по месяцам</text:p>
            <text:p text:style-name="P71">Изменение графика работы выбранных сотрудников</text:p>
            <text:p text:style-name="P96">Отображение отчетов по тревогам</text:p>
            <text:p text:style-name="P81">Интеграция с Фортисом для получения тревог, фотоотчетов <text:span text:style-name="T216">при осмотре объекта по тревоге</text:span></text:p>
            <text:p text:style-name="P186"><text:span text:style-name="T83">О</text:span><text:span text:style-name="T82">тображение списка тревог</text:span><text:span text:style-name="T83"> </text:span></text:p>
            <text:p text:style-name="P187"><text:span text:style-name="T83">О</text:span><text:span text:style-name="T82">тображение отчета д</text:span><text:span text:style-name="T84">ежурной части</text:span><text:span text:style-name="T82"> по тревоге</text:span></text:p>
            <text:p text:style-name="P80"><text:span text:style-name="T215">Отображение</text:span> фотоотчета по тревог<text:span text:style-name="T215">е </text:span></text:p>
          </table:table-cell>
          <table:table-cell table:style-name="Таблица1.B2" office:value-type="string">
            <text:p text:style-name="P34">2 недели</text:p>
            <text:p text:style-name="P183"><text:span text:style-name="T50">(2</text:span><text:span text:style-name="T77">8</text:span><text:span text:style-name="T50"> с</text:span><text:span text:style-name="T77">ентября</text:span><text:span text:style-name="T50"> - </text:span><text:span text:style-name="T51">1</text:span><text:span text:style-name="T77">1</text:span><text:span text:style-name="T50"> октября)</text:span></text:p>
          </table:table-cell>
        </table:table-row>
        <table:table-row>
          <table:table-cell table:style-name="Таблица1.A2" office:value-type="string">
            <text:p text:style-name="P268">Дополнительные отчеты по бухгалтерии</text:p>
          </table:table-cell>
          <table:table-cell table:style-name="Таблица1.B2" office:value-type="string">
            <text:p text:style-name="P274">неделя </text:p>
            <text:p text:style-name="P291"><text:span text:style-name="T71">(1</text:span><text:span text:style-name="T77">2</text:span><text:span text:style-name="T71"> октября - 1</text:span><text:span text:style-name="T77">8</text:span><text:span text:style-name="T71"> </text:span><text:span text:style-name="T77">октября)</text:span></text:p>
          </table:table-cell>
        </table:table-row>
        <table:table-row>
          <table:table-cell table:style-name="Таблица1.A2" office:value-type="string">
            <text:p text:style-name="P116">Отчеты для отделов</text:p>
            <text:p text:style-name="P153">Самые необходимы<text:span text:style-name="T213">е</text:span> отчеты для <text:span text:style-name="T223">других</text:span> отделов</text:p>
          </table:table-cell>
          <table:table-cell table:style-name="Таблица1.B2" office:value-type="string">
            <text:p text:style-name="P32"><text:span text:style-name="T223">1</text:span> недел<text:span text:style-name="T228">я</text:span></text:p>
            <text:p text:style-name="P184"><text:span text:style-name="T48">(</text:span><text:span text:style-name="T52">1</text:span><text:span text:style-name="T77">9</text:span><text:span text:style-name="T48">-</text:span><text:span text:style-name="T77">25</text:span><text:span text:style-name="T48"> </text:span><text:span text:style-name="T77">октября</text:span><text:span text:style-name="T48">)</text:span></text:p>
          </table:table-cell>
        </table:table-row>
        <table:table-row>
          <table:table-cell table:style-name="Таблица1.A2" office:value-type="string">
            <text:p text:style-name="P272">Отчеты для руководителей</text:p>
            <text:p text:style-name="P79"><text:soft-page-break/>Создание учетных записей для руководителей</text:p>
            <text:p text:style-name="P79">О<text:span text:style-name="T213">т</text:span>четы и статистика для руководителей</text:p>
            <text:p text:style-name="P270">Зам. директора Чернов</text:p>
            <text:p text:style-name="P270">Ген. директор Калинкина</text:p>
          </table:table-cell>
          <table:table-cell table:style-name="Таблица1.B2" office:value-type="string">
            <text:p text:style-name="P32"><text:span text:style-name="T227">2</text:span> недел<text:span text:style-name="T227">и</text:span></text:p>
            <text:p text:style-name="P184"><text:soft-page-break/><text:span text:style-name="T48">(2</text:span><text:span text:style-name="T77">6</text:span><text:span text:style-name="T48"> о</text:span><text:span text:style-name="T77">ктября</text:span><text:span text:style-name="T48"> - </text:span><text:span text:style-name="T77">8</text:span><text:span text:style-name="T48"> ноября)</text:span></text:p>
          </table:table-cell>
        </table:table-row>
        <table:table-row>
          <table:table-cell table:style-name="Таблица1.A2" office:value-type="string">
            <text:p text:style-name="P100">Внесение изменений по кор<text:span text:style-name="T153">р</text:span>ект<text:span text:style-name="T153">и</text:span>ровкам Волоколамска <text:span text:style-name="T215">перед запуском проекта</text:span></text:p>
          </table:table-cell>
          <table:table-cell table:style-name="Таблица1.B2" office:value-type="string">
            <text:p text:style-name="P29">Неделя</text:p>
            <text:p text:style-name="P182"><text:span text:style-name="T47">(</text:span><text:span text:style-name="T77">9</text:span><text:span text:style-name="T48"> —</text:span><text:span text:style-name="T47"> </text:span><text:span text:style-name="T77">15</text:span><text:span text:style-name="T48"> ноября</text:span><text:span text:style-name="T47">)</text:span></text:p>
          </table:table-cell>
        </table:table-row>
        <table:table-row>
          <table:table-cell table:style-name="Таблица1.A2" office:value-type="string">
            <text:p text:style-name="P247">Запуск и настройка С<text:span text:style-name="T32">RM</text:span></text:p>
            <text:p text:style-name="P152"><text:span text:style-name="T212">К</text:span><text:span text:style-name="T31">онвертация из формата Excel </text:span><text:span text:style-name="T211">в формат принятой у нас БД (</text:span><text:span text:style-name="T31">MySQL</text:span><text:span text:style-name="T211">) всех таблиц клиентской БД</text:span></text:p>
            <text:p text:style-name="P4"><text:span text:style-name="T212">Запуск </text:span>скрипт<text:span text:style-name="T212">ов</text:span> для автоматического преобразования <text:span text:style-name="T134">значений </text:span>полей <text:span text:style-name="T212">БД</text:span> <text:span text:style-name="T134">в</text:span> наш формат. <text:span text:style-name="T212">П</text:span><text:span text:style-name="T20">роверка результатов автоматической конвертации. Доработка скриптов конвертации при необходимости.</text:span></text:p>
            <text:p text:style-name="P5"><text:span text:style-name="T20">С</text:span><text:span text:style-name="T1">оздание необходимых пользователей системы и раздача им прав</text:span></text:p>
            <text:p text:style-name="P5"><text:span text:style-name="T6">О</text:span><text:span text:style-name="T1">бщая проверка и тестирование программы</text:span></text:p>
          </table:table-cell>
          <table:table-cell table:style-name="Таблица1.B2" office:value-type="string">
            <text:p text:style-name="P28">неделя</text:p>
            <text:p text:style-name="P287"><text:span text:style-name="T72">(</text:span><text:span text:style-name="T52">1</text:span><text:span text:style-name="T77">6</text:span><text:span text:style-name="T72">- </text:span><text:span text:style-name="T77">22</text:span><text:span text:style-name="T72"> </text:span><text:span text:style-name="T77">ноября</text:span><text:span text:style-name="T72">)</text:span></text:p>
          </table:table-cell>
        </table:table-row>
        <table:table-row>
          <table:table-cell table:style-name="Таблица1.A2" office:value-type="string">
            <text:p text:style-name="P239">Разработка инструкций </text:p>
            <text:p text:style-name="P154">Со скриншотами экранов и закрашиванием персональных данных клиентов в графическом редакторе</text:p>
            <text:p text:style-name="P255">- для менеджеров (группа маркетинг) </text:p>
            <text:p text:style-name="P255">- техников</text:p>
            <text:p text:style-name="P114"><text:span text:style-name="T145">- отдела охран</text:span><text:span text:style-name="T146">ы</text:span></text:p>
          </table:table-cell>
          <table:table-cell table:style-name="Таблица1.B2" office:value-type="string">
            <text:p text:style-name="P30">Неделя</text:p>
            <text:p text:style-name="P181"><text:span text:style-name="T53">(</text:span><text:span text:style-name="T52">2</text:span><text:span text:style-name="T77">3</text:span><text:span text:style-name="T73">-2</text:span><text:span text:style-name="T77">9</text:span><text:span text:style-name="T53"> </text:span><text:span text:style-name="T48">н</text:span><text:span text:style-name="T77">оября</text:span><text:span text:style-name="T53">)</text:span></text:p>
          </table:table-cell>
        </table:table-row>
        <table:table-row>
          <table:table-cell table:style-name="Таблица1.A2" office:value-type="string">
            <text:p text:style-name="P256">- юридического отдела</text:p>
            <text:p text:style-name="P256">- отдела связи</text:p>
            <text:p text:style-name="P256">- бухгалтерии</text:p>
          </table:table-cell>
          <table:table-cell table:style-name="Таблица1.B2" office:value-type="string">
            <text:p text:style-name="P30">неделя</text:p>
            <text:p text:style-name="P181"><text:span text:style-name="T53">(</text:span><text:span text:style-name="T52">3</text:span><text:span text:style-name="T77">0</text:span><text:span text:style-name="T53"> </text:span><text:span text:style-name="T77">ноября</text:span><text:span text:style-name="T53"> -</text:span><text:span text:style-name="T77">6</text:span><text:span text:style-name="T48"> </text:span><text:span text:style-name="T52">декабря</text:span><text:span text:style-name="T53">)</text:span></text:p>
          </table:table-cell>
        </table:table-row>
        <table:table-row table:style-name="Таблица1.32">
          <table:table-cell table:style-name="Таблица1.A2" office:value-type="string">
            <text:p text:style-name="P257">- складовщика</text:p>
            <text:p text:style-name="P115"><text:span text:style-name="T145">- </text:span><text:span text:style-name="T146">администратора пользователей</text:span></text:p>
            <text:p text:style-name="P258">- александра</text:p>
          </table:table-cell>
          <table:table-cell table:style-name="Таблица1.B2" office:value-type="string">
            <text:p text:style-name="P31">Неделя</text:p>
            <text:p text:style-name="P185"><text:span text:style-name="T49">(</text:span><text:span text:style-name="T73">7 -</text:span><text:span text:style-name="T52">13</text:span><text:span text:style-name="T49"> </text:span><text:span text:style-name="T48">декабря</text:span><text:span text:style-name="T49">)</text:span></text:p>
          </table:table-cell>
        </table:table-row>
        <table:table-row table:style-name="Таблица1.32">
          <table:table-cell table:style-name="Таблица1.A2" office:value-type="string">
            <text:p text:style-name="P155">- <text:span text:style-name="T214">зам. директора</text:span></text:p>
            <text:p text:style-name="P155">- <text:span text:style-name="T214">ген. директора </text:span></text:p>
          </table:table-cell>
          <table:table-cell table:style-name="Таблица1.B2" office:value-type="string">
            <text:p text:style-name="P33">3 дня</text:p>
            <text:p text:style-name="P289"><text:span text:style-name="T74">(</text:span><text:span text:style-name="T52">1</text:span><text:span text:style-name="T77">4</text:span><text:span text:style-name="T74">-</text:span><text:span text:style-name="T77">16</text:span><text:span text:style-name="T74"> декабря)</text:span></text:p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9T13:19:50.156000000</meta:creation-date>
    <dc:date>2020-01-24T11:33:48.208000000</dc:date>
    <meta:editing-duration>P1DT3H12M28S</meta:editing-duration>
    <meta:editing-cycles>56</meta:editing-cycles>
    <meta:generator>LibreOffice/6.3.3.2$Windows_x86 LibreOffice_project/a64200df03143b798afd1ec74a12ab50359878ed</meta:generator>
    <meta:print-date>2020-01-24T11:37:48.406000000</meta:print-date>
    <meta:document-statistic meta:table-count="1" meta:image-count="0" meta:object-count="0" meta:page-count="10" meta:paragraph-count="472" meta:word-count="2401" meta:character-count="17492" meta:non-whitespace-character-count="15538"/>
  </office:meta>
</office:document-meta>
</file>